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2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c5c00"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2">
      <style:table-cell-properties fo:background-color="#fc5c00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2">
      <style:table-cell-properties fo:background-color="#f5cd53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ccf4c6" fo:border="0.06pt solid #000000"/>
    </style:style>
    <style:style style:name="ce112" style:family="table-cell" style:parent-style-name="Default">
      <style:table-cell-properties fo:background-color="#e9b913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.754cm" svg:height="23.799cm" svg:x="27.424cm" svg:y="1.459c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2</text:p>
          </table:table-cell>
          <table:table-cell table:style-name="ce35" table:formula="of:=[.G11]-[.J11]" office:value-type="float" office:value="-0.0799999999999272" calcext:value-type="float">
            <text:p>-0,0799999999999272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.754cm" svg:height="23.799cm" svg:x="27.424cm" svg:y="1.459c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4" calcext:value-type="float">
            <text:p>143,979166666664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1" calcext:value-type="float">
            <text:p>180,208333333331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499999998" calcext:value-type="float">
            <text:p>179,437499999998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4999999997" calcext:value-type="float">
            <text:p>136,124999999997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TPS_4tx" table:style-name="ta1">
        <table:shapes>
          <draw:frame draw:z-index="0" draw:style-name="gr1" draw:text-style-name="P1" svg:width="27.754cm" svg:height="23.799cm" svg:x="27.424cm" svg:y="1.459cm">
            <draw:object draw:notify-on-update-of-ranges="TPS_4tx.F5:TPS_4tx.F27 TPS_4tx.G5:TPS_4tx.G27 TPS_4tx.F5:TPS_4tx.F27 TPS_4tx.J5:TPS_4tx.J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style-name="ce5"/>
          <table:table-cell table:formula="of:=[.G12]-[.$H$28]*[.F12]" office:value-type="float" office:value="3055" calcext:value-type="float">
            <text:p>3055</text:p>
          </table:table-cell>
          <table:table-cell table:style-name="ce10" table:formula="of:=[.F12]*[.$H$31]+[.$I$31]" office:value-type="float" office:value="3300" calcext:value-type="float">
            <text:p>3300</text:p>
          </table:table-cell>
          <table:table-cell table:style-name="ce5" table:formula="of:=[.G12]-[.J12]" office:value-type="float" office:value="-245" calcext:value-type="float">
            <text:p>-24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576" calcext:value-type="float">
            <text:p>2576</text:p>
          </table:table-cell>
          <table:table-cell table:style-name="ce6" table:formula="of:=([.G13]-[.G12])/([.F13]-[.F12])" office:value-type="float" office:value="-19.16" calcext:value-type="float">
            <text:p>-19,16</text:p>
          </table:table-cell>
          <table:table-cell table:formula="of:=[.G13]-[.$H$28]*[.F13]" office:value-type="float" office:value="3239.0625" calcext:value-type="float">
            <text:p>3239,0625</text:p>
          </table:table-cell>
          <table:table-cell table:style-name="ce10" table:formula="of:=[.F13]*[.$H$31]+[.$I$31]" office:value-type="float" office:value="2575" calcext:value-type="float">
            <text:p>2575</text:p>
          </table:table-cell>
          <table:table-cell table:style-name="ce5" table:formula="of:=[.G13]-[.J13]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5" calcext:value-type="float">
            <text:p>1975</text:p>
          </table:table-cell>
          <table:table-cell table:style-name="ce6" table:formula="of:=([.G14]-[.G13])/([.F14]-[.F13])" office:value-type="float" office:value="-30.05" calcext:value-type="float">
            <text:p>-30,05</text:p>
          </table:table-cell>
          <table:table-cell table:formula="of:=[.G14]-[.$H$28]*[.F14]" office:value-type="float" office:value="3168.5125" calcext:value-type="float">
            <text:p>3168,5125</text:p>
          </table:table-cell>
          <table:table-cell table:style-name="ce11" table:formula="of:=[.F14]*[.$H$31]+[.$I$31]" office:value-type="float" office:value="1995" calcext:value-type="float">
            <text:p>1995</text:p>
          </table:table-cell>
          <table:table-cell table:style-name="ce6" table:formula="of:=[.G14]-[.J14]" office:value-type="float" office:value="-20" calcext:value-type="float">
            <text:p>-20</text:p>
          </table:table-cell>
          <table:table-cell table:style-name="ce6" table:formula="of:=[.G14]-[.J14]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table:style-name="ce6" table:formula="of:=([.G15]-[.G14])/([.F15]-[.F14])" office:value-type="float" office:value="-29.08" calcext:value-type="float">
            <text:p>-29,08</text:p>
          </table:table-cell>
          <table:table-cell table:formula="of:=[.G15]-[.$H$28]*[.F15]" office:value-type="float" office:value="3104.575" calcext:value-type="float">
            <text:p>3104,575</text:p>
          </table:table-cell>
          <table:table-cell table:style-name="ce10" table:formula="of:=[.F15]*[.$H$31]+[.$I$31]" office:value-type="float" office:value="1270" calcext:value-type="float">
            <text:p>1270</text:p>
          </table:table-cell>
          <table:table-cell table:style-name="ce5" table:formula="of:=[.G15]-[.J15]" office:value-type="float" office:value="-22" calcext:value-type="float">
            <text:p>-2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2" calcext:value-type="float">
            <text:p>692</text:p>
          </table:table-cell>
          <table:table-cell table:style-name="ce6" table:formula="of:=([.G16]-[.G15])/([.F16]-[.F15])" office:value-type="float" office:value="-27.8" calcext:value-type="float">
            <text:p>-27,8</text:p>
          </table:table-cell>
          <table:table-cell table:formula="of:=[.G16]-[.$H$28]*[.F16]" office:value-type="float" office:value="3079.025" calcext:value-type="float">
            <text:p>3079,025</text:p>
          </table:table-cell>
          <table:table-cell table:style-name="ce10" table:formula="of:=[.F16]*[.$H$31]+[.$I$31]" office:value-type="float" office:value="690" calcext:value-type="float">
            <text:p>690</text:p>
          </table:table-cell>
          <table:table-cell table:style-name="ce5" table:formula="of:=[.G16]-[.J16]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 table:number-rows-repeated="5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-26.5225" calcext:value-type="float">
            <text:p>-27</text:p>
          </table:table-cell>
          <table:table-cell table:style-name="ce8" table:formula="of:=AVERAGE([.I5:.I27])" office:value-type="float" office:value="3129.235" calcext:value-type="float">
            <text:p>31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284" calcext:value-type="float">
            <text:p>-284</text:p>
          </table:table-cell>
          <table:table-cell table:style-name="ce14" table:formula="of:=SUM([.L5:.L27])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_4tx_theo" table:style-name="ta1">
        <table:shapes>
          <draw:frame draw:z-index="0" draw:style-name="gr1" draw:text-style-name="P1" svg:width="27.754cm" svg:height="23.799cm" svg:x="27.424cm" svg:y="1.459cm">
            <draw:object draw:notify-on-update-of-ranges="TPS_4tx_theo.F5:TPS_4tx_theo.F27 TPS_4tx_theo.G5:TPS_4tx_theo.G27 TPS_4tx_theo.F5:TPS_4tx_theo.F27 TPS_4tx_theo.J5:TPS_4tx_theo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2400" calcext:value-type="float">
            <text:p>2400</text:p>
          </table:table-cell>
          <table:table-cell table:style-name="ce10" table:formula="of:=[.F5]*[.$H$31]+[.$I$31]" office:value-type="float" office:value="150" calcext:value-type="float">
            <text:p>150</text:p>
          </table:table-cell>
          <table:table-cell table:style-name="ce5" table:formula="of:=[.G5]-[.J5]" office:value-type="float" office:value="15" calcext:value-type="float">
            <text:p>1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-30.4" calcext:value-type="float">
            <text:p>-30,4</text:p>
          </table:table-cell>
          <table:table-cell table:formula="of:=[.G6]-[.$H$28]*[.F6]" office:value-type="float" office:value="2412.3125" calcext:value-type="float">
            <text:p>2412,3125</text:p>
          </table:table-cell>
          <table:table-cell table:style-name="ce10" table:formula="of:=[.F6]*[.$H$31]+[.$I$31]" office:value-type="float" office:value="275" calcext:value-type="float">
            <text:p>275</text:p>
          </table:table-cell>
          <table:table-cell table:style-name="ce5" table:formula="of:=[.G6]-[.J6]" office:value-type="float" office:value="42" calcext:value-type="float">
            <text:p>4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-15" calcext:value-type="float">
            <text:p>-15</text:p>
          </table:table-cell>
          <table:table-cell table:formula="of:=[.G7]-[.$H$28]*[.F7]" office:value-type="float" office:value="2347.625" calcext:value-type="float">
            <text:p>2347,625</text:p>
          </table:table-cell>
          <table:table-cell table:style-name="ce10" table:formula="of:=[.F7]*[.$H$31]+[.$I$31]" office:value-type="float" office:value="400" calcext:value-type="float">
            <text:p>400</text:p>
          </table:table-cell>
          <table:table-cell table:style-name="ce5" table:formula="of:=[.G7]-[.J7]" office:value-type="float" office:value="-8" calcext:value-type="float">
            <text:p>-8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-27.8" calcext:value-type="float">
            <text:p>-27,8</text:p>
          </table:table-cell>
          <table:table-cell table:formula="of:=[.G8]-[.$H$28]*[.F8]" office:value-type="float" office:value="2346.9375" calcext:value-type="float">
            <text:p>2346,9375</text:p>
          </table:table-cell>
          <table:table-cell table:style-name="ce10" table:formula="of:=[.F8]*[.$H$31]+[.$I$31]" office:value-type="float" office:value="525" calcext:value-type="float">
            <text:p>525</text:p>
          </table:table-cell>
          <table:table-cell table:style-name="ce5" table:formula="of:=[.G8]-[.J8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-26.8" calcext:value-type="float">
            <text:p>-26,8</text:p>
          </table:table-cell>
          <table:table-cell table:style-name="ce6" table:formula="of:=[.G9]-[.$H$28]*[.F9]" office:value-type="float" office:value="2341.25" calcext:value-type="float">
            <text:p>2341,25</text:p>
          </table:table-cell>
          <table:table-cell table:style-name="ce11" table:formula="of:=[.F9]*[.$H$31]+[.$I$31]" office:value-type="float" office:value="650" calcext:value-type="float">
            <text:p>650</text:p>
          </table:table-cell>
          <table:table-cell table:style-name="ce6" table:formula="of:=[.G9]-[.J9]" office:value-type="float" office:value="15" calcext:value-type="float">
            <text:p>15</text:p>
          </table:table-cell>
          <table:table-cell table:style-name="ce6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-25.2" calcext:value-type="float">
            <text:p>-25,2</text:p>
          </table:table-cell>
          <table:table-cell table:style-name="ce6" table:formula="of:=[.G10]-[.$H$28]*[.F10]" office:value-type="float" office:value="2327.5625" calcext:value-type="float">
            <text:p>2327,5625</text:p>
          </table:table-cell>
          <table:table-cell table:style-name="ce11" table:formula="of:=[.F10]*[.$H$31]+[.$I$31]" office:value-type="float" office:value="775" calcext:value-type="float">
            <text:p>775</text:p>
          </table:table-cell>
          <table:table-cell table:style-name="ce6" table:formula="of:=[.G10]-[.J10]" office:value-type="float" office:value="16" calcext:value-type="float">
            <text:p>16</text:p>
          </table:table-cell>
          <table:table-cell table:style-name="ce6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-24.2" calcext:value-type="float">
            <text:p>-24,2</text:p>
          </table:table-cell>
          <table:table-cell table:style-name="ce6" table:formula="of:=[.G11]-[.$H$28]*[.F11]" office:value-type="float" office:value="2308.875" calcext:value-type="float">
            <text:p>2308,875</text:p>
          </table:table-cell>
          <table:table-cell table:style-name="ce11" table:formula="of:=[.F11]*[.$H$31]+[.$I$31]" office:value-type="float" office:value="900" calcext:value-type="float">
            <text:p>900</text:p>
          </table:table-cell>
          <table:table-cell table:style-name="ce6" table:formula="of:=[.G11]-[.J11]" office:value-type="float" office:value="12" calcext:value-type="float">
            <text:p>12</text:p>
          </table:table-cell>
          <table:table-cell table:style-name="ce6" table:formula="of:=[.G11]-[.J11]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-23" calcext:value-type="float">
            <text:p>-23</text:p>
          </table:table-cell>
          <table:table-cell table:style-name="ce6" table:formula="of:=[.G12]-[.$H$28]*[.F12]" office:value-type="float" office:value="2284.1875" calcext:value-type="float">
            <text:p>2284,1875</text:p>
          </table:table-cell>
          <table:table-cell table:style-name="ce11" table:formula="of:=[.F12]*[.$H$31]+[.$I$31]" office:value-type="float" office:value="1025" calcext:value-type="float">
            <text:p>1025</text:p>
          </table:table-cell>
          <table:table-cell table:style-name="ce6" table:formula="of:=[.G12]-[.J12]" office:value-type="float" office:value="2" calcext:value-type="float">
            <text:p>2</text:p>
          </table:table-cell>
          <table:table-cell table:style-name="ce6" table:formula="of:=[.G12]-[.J12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-25.8" calcext:value-type="float">
            <text:p>-25,8</text:p>
          </table:table-cell>
          <table:table-cell table:style-name="ce6" table:formula="of:=[.G13]-[.$H$28]*[.F13]" office:value-type="float" office:value="2273.5" calcext:value-type="float">
            <text:p>2273,5</text:p>
          </table:table-cell>
          <table:table-cell table:style-name="ce11" table:formula="of:=[.F13]*[.$H$31]+[.$I$31]" office:value-type="float" office:value="1150" calcext:value-type="float">
            <text:p>1150</text:p>
          </table:table-cell>
          <table:table-cell table:style-name="ce6" table:formula="of:=[.G13]-[.J13]" office:value-type="float" office:value="6" calcext:value-type="float">
            <text:p>6</text:p>
          </table:table-cell>
          <table:table-cell table:style-name="ce6" table:formula="of:=[.G13]-[.J13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-24.2" calcext:value-type="float">
            <text:p>-24,2</text:p>
          </table:table-cell>
          <table:table-cell table:style-name="ce6" table:formula="of:=[.G14]-[.$H$28]*[.F14]" office:value-type="float" office:value="2254.8125" calcext:value-type="float">
            <text:p>2254,8125</text:p>
          </table:table-cell>
          <table:table-cell table:style-name="ce11" table:formula="of:=[.F14]*[.$H$31]+[.$I$31]" office:value-type="float" office:value="1275" calcext:value-type="float">
            <text:p>1275</text:p>
          </table:table-cell>
          <table:table-cell table:style-name="ce6" table:formula="of:=[.G14]-[.J14]" office:value-type="float" office:value="2" calcext:value-type="float">
            <text:p>2</text:p>
          </table:table-cell>
          <table:table-cell table:style-name="ce6" table:formula="of:=[.G14]-[.J14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-24.6" calcext:value-type="float">
            <text:p>-24,6</text:p>
          </table:table-cell>
          <table:table-cell table:style-name="ce6" table:formula="of:=[.G15]-[.$H$28]*[.F15]" office:value-type="float" office:value="2238.125" calcext:value-type="float">
            <text:p>2238,125</text:p>
          </table:table-cell>
          <table:table-cell table:style-name="ce11" table:formula="of:=[.F15]*[.$H$31]+[.$I$31]" office:value-type="float" office:value="1400" calcext:value-type="float">
            <text:p>1400</text:p>
          </table:table-cell>
          <table:table-cell table:style-name="ce6" table:formula="of:=[.G15]-[.J15]" office:value-type="float" office:value="0" calcext:value-type="float">
            <text:p>0</text:p>
          </table:table-cell>
          <table:table-cell table:style-name="ce6" table:formula="of:=[.G15]-[.J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-29.4" calcext:value-type="float">
            <text:p>-29,4</text:p>
          </table:table-cell>
          <table:table-cell table:style-name="ce6" table:formula="of:=[.G16]-[.$H$28]*[.F16]" office:value-type="float" office:value="2245.4375" calcext:value-type="float">
            <text:p>2245,4375</text:p>
          </table:table-cell>
          <table:table-cell table:style-name="ce11" table:formula="of:=[.F16]*[.$H$31]+[.$I$31]" office:value-type="float" office:value="1525" calcext:value-type="float">
            <text:p>1525</text:p>
          </table:table-cell>
          <table:table-cell table:style-name="ce6" table:formula="of:=[.G16]-[.J16]" office:value-type="float" office:value="22" calcext:value-type="float">
            <text:p>22</text:p>
          </table:table-cell>
          <table:table-cell table:style-name="ce6" table:formula="of:=[.G16]-[.J16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-21.6" calcext:value-type="float">
            <text:p>-21,6</text:p>
          </table:table-cell>
          <table:table-cell table:style-name="ce6" table:formula="of:=[.G17]-[.$H$28]*[.F17]" office:value-type="float" office:value="2213.75" calcext:value-type="float">
            <text:p>2213,75</text:p>
          </table:table-cell>
          <table:table-cell table:style-name="ce11" table:formula="of:=[.F17]*[.$H$31]+[.$I$31]" office:value-type="float" office:value="1650" calcext:value-type="float">
            <text:p>1650</text:p>
          </table:table-cell>
          <table:table-cell table:style-name="ce6" table:formula="of:=[.G17]-[.J17]" office:value-type="float" office:value="5" calcext:value-type="float">
            <text:p>5</text:p>
          </table:table-cell>
          <table:table-cell table:style-name="ce6" table:formula="of:=[.G17]-[.J17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-24.8" calcext:value-type="float">
            <text:p>-24,8</text:p>
          </table:table-cell>
          <table:table-cell table:formula="of:=[.G18]-[.$H$28]*[.F18]" office:value-type="float" office:value="2198.0625" calcext:value-type="float">
            <text:p>2198,0625</text:p>
          </table:table-cell>
          <table:table-cell table:style-name="ce10" table:formula="of:=[.F18]*[.$H$31]+[.$I$31]" office:value-type="float" office:value="1775" calcext:value-type="float">
            <text:p>1775</text:p>
          </table:table-cell>
          <table:table-cell table:style-name="ce5" table:formula="of:=[.G18]-[.J18]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-32.4" calcext:value-type="float">
            <text:p>-32,4</text:p>
          </table:table-cell>
          <table:table-cell table:formula="of:=[.G19]-[.$H$28]*[.F19]" office:value-type="float" office:value="2220.375" calcext:value-type="float">
            <text:p>2220,375</text:p>
          </table:table-cell>
          <table:table-cell table:style-name="ce10" table:formula="of:=[.F19]*[.$H$31]+[.$I$31]" office:value-type="float" office:value="1900" calcext:value-type="float">
            <text:p>1900</text:p>
          </table:table-cell>
          <table:table-cell table:style-name="ce5" table:formula="of:=[.G19]-[.J19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-25" calcext:value-type="float">
            <text:p>-25</text:p>
          </table:table-cell>
          <table:table-cell table:formula="of:=[.G20]-[.$H$28]*[.F20]" office:value-type="float" office:value="2205.6875" calcext:value-type="float">
            <text:p>2205,6875</text:p>
          </table:table-cell>
          <table:table-cell table:style-name="ce10" table:formula="of:=[.F20]*[.$H$31]+[.$I$31]" office:value-type="float" office:value="2025" calcext:value-type="float">
            <text:p>2025</text:p>
          </table:table-cell>
          <table:table-cell table:style-name="ce5" table:formula="of:=[.G20]-[.J20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formula="of:=[.F21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2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-66.8" calcext:value-type="float">
            <text:p>-66,8</text:p>
          </table:table-cell>
          <table:table-cell table:formula="of:=[.G23]-[.$H$28]*[.F23]" office:value-type="float" office:value="2400" calcext:value-type="float">
            <text:p>2400</text:p>
          </table:table-cell>
          <table:table-cell table:style-name="ce10" table:formula="of:=[.F23]*[.$H$31]+[.$I$31]" office:value-type="float" office:value="2150" calcext:value-type="float">
            <text:p>2150</text:p>
          </table:table-cell>
          <table:table-cell table:style-name="ce5" table:formula="of:=[.G23]-[.J23]" office:value-type="float" office:value="250" calcext:value-type="float">
            <text:p>250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4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5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6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7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7" table:formula="of:=AVERAGE([.H5:.H27])" office:value-type="float" office:value="-27.9375" calcext:value-type="float">
            <text:p>-28</text:p>
          </table:table-cell>
          <table:table-cell table:style-name="ce8" table:formula="of:=AVERAGE([.I5:.I27])" office:value-type="float" office:value="2295.20588235294" calcext:value-type="float">
            <text:p>22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471" calcext:value-type="float">
            <text:p>471</text:p>
          </table:table-cell>
          <table:table-cell table:style-name="ce14" table:formula="of:=SUM([.L5:.L27])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office:value-type="float" office:value="2150" calcext:value-type="float">
            <text:p>2150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.754cm" svg:height="23.799cm" svg:x="31.884cm" svg:y="1.619cm">
            <draw:object draw:notify-on-update-of-ranges="IAT.F5:IAT.F27 IAT.H4:IAT.H4 IAT.H5:IAT.H27 IAT.F5:IAT.F27 IAT.K4:IAT.K4 IAT.K5:IAT.K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64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temp_K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table:formula="of:=[.F5]+273.15" office:value-type="float" office:value="273.65" calcext:value-type="float">
            <text:p>273,6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G5]*[.$I$31]+[.$J$31]" office:value-type="float" office:value="599.834999999999" calcext:value-type="float">
            <text:p>600</text:p>
          </table:table-cell>
          <table:table-cell table:style-name="ce2" table:formula="of:=([.H5]-[.K5])*([.H5]-[.K5])" office:value-type="float" office:value="406.627225000035" calcext:value-type="float">
            <text:p>406,62722500003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6]+273.15" office:value-type="float" office:value="274.15" calcext:value-type="float">
            <text:p>274,15</text:p>
          </table:table-cell>
          <table:table-cell office:value-type="float" office:value="627" calcext:value-type="float">
            <text:p>627</text:p>
          </table:table-cell>
          <table:table-cell table:style-name="ce60" table:formula="of:=([.H6]-[.H5])/([.G6]-[.G5])" office:value-type="float" office:value="14" calcext:value-type="float">
            <text:p>14,00</text:p>
          </table:table-cell>
          <table:table-cell table:style-name="ce60" table:formula="of:=[.H6]-[.I6]*[.G6]" office:value-type="float" office:value="-3211.1" calcext:value-type="float">
            <text:p>-3211,10</text:p>
          </table:table-cell>
          <table:table-cell table:style-name="ce73" table:formula="of:=[.G6]*[.$I$31]+[.$J$31]" office:value-type="float" office:value="613.784999999999" calcext:value-type="float">
            <text:p>614</text:p>
          </table:table-cell>
          <table:table-cell table:style-name="ce2" table:formula="of:=([.H6]-[.K6])*([.H6]-[.K6])" office:value-type="float" office:value="174.636225000028" calcext:value-type="float">
            <text:p>174,63622500002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table:formula="of:=[.F7]+273.15" office:value-type="float" office:value="276.65" calcext:value-type="float">
            <text:p>276,65</text:p>
          </table:table-cell>
          <table:table-cell office:value-type="float" office:value="686" calcext:value-type="float">
            <text:p>686</text:p>
          </table:table-cell>
          <table:table-cell table:style-name="ce60" table:formula="of:=([.H7]-[.H6])/([.G7]-[.G6])" office:value-type="float" office:value="23.6" calcext:value-type="float">
            <text:p>23,60</text:p>
          </table:table-cell>
          <table:table-cell table:style-name="ce60" table:formula="of:=[.H7]-[.I7]*[.G7]" office:value-type="float" office:value="-5842.94" calcext:value-type="float">
            <text:p>-5842,94</text:p>
          </table:table-cell>
          <table:table-cell table:style-name="ce73" table:formula="of:=[.G7]*[.$I$31]+[.$J$31]" office:value-type="float" office:value="683.534999999999" calcext:value-type="float">
            <text:p>684</text:p>
          </table:table-cell>
          <table:table-cell table:style-name="ce2" table:formula="of:=([.H7]-[.K7])*([.H7]-[.K7])" office:value-type="float" office:value="6.0762250000052" calcext:value-type="float">
            <text:p>6,076225000005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8]+273.15" office:value-type="float" office:value="277.15" calcext:value-type="float">
            <text:p>277,15</text:p>
          </table:table-cell>
          <table:table-cell office:value-type="float" office:value="696" calcext:value-type="float">
            <text:p>696</text:p>
          </table:table-cell>
          <table:table-cell table:style-name="ce60" table:formula="of:=([.H8]-[.H7])/([.G8]-[.G7])" office:value-type="float" office:value="20" calcext:value-type="float">
            <text:p>20,00</text:p>
          </table:table-cell>
          <table:table-cell table:style-name="ce60" table:formula="of:=[.H8]-[.I8]*[.G8]" office:value-type="float" office:value="-4847" calcext:value-type="float">
            <text:p>-4847,00</text:p>
          </table:table-cell>
          <table:table-cell table:style-name="ce73" table:formula="of:=[.G8]*[.$I$31]+[.$J$31]" office:value-type="float" office:value="697.484999999999" calcext:value-type="float">
            <text:p>697</text:p>
          </table:table-cell>
          <table:table-cell table:style-name="ce2" table:formula="of:=([.H8]-[.K8])*([.H8]-[.K8])" office:value-type="float" office:value="2.20522499999633" calcext:value-type="float">
            <text:p>2,20522499999633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table:formula="of:=[.F9]+273.15" office:value-type="float" office:value="283.15" calcext:value-type="float">
            <text:p>283,15</text:p>
          </table:table-cell>
          <table:table-cell table:style-name="ce3" office:value-type="float" office:value="861" calcext:value-type="float">
            <text:p>861</text:p>
          </table:table-cell>
          <table:table-cell table:formula="of:=([.H9]-[.H8])/([.G9]-[.G8])" office:value-type="float" office:value="27.5" calcext:value-type="float">
            <text:p>27,50</text:p>
          </table:table-cell>
          <table:table-cell table:formula="of:=[.H9]-[.I9]*[.G9]" office:value-type="float" office:value="-6925.625" calcext:value-type="float">
            <text:p>-6925,63</text:p>
          </table:table-cell>
          <table:table-cell table:style-name="ce74" table:formula="of:=[.G9]*[.$I$31]+[.$J$31]" office:value-type="float" office:value="864.884999999999" calcext:value-type="float">
            <text:p>865</text:p>
          </table:table-cell>
          <table:table-cell table:style-name="ce3" table:formula="of:=([.H9]-[.K9])*([.H9]-[.K9])" office:value-type="float" office:value="15.0932249999946" calcext:value-type="float">
            <text:p>15,0932249999946</text:p>
          </table:table-cell>
          <table:table-cell table:style-name="ce3" table:formula="of:=([.H9]-[.K9])*([.H9]-[.K9])" office:value-type="float" office:value="15.0932249999946" calcext:value-type="float">
            <text:p>15,0932249999946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table:formula="of:=[.F10]+273.15" office:value-type="float" office:value="284.15" calcext:value-type="float">
            <text:p>284,15</text:p>
          </table:table-cell>
          <table:table-cell table:style-name="ce3" office:value-type="float" office:value="880" calcext:value-type="float">
            <text:p>880</text:p>
          </table:table-cell>
          <table:table-cell table:formula="of:=([.H10]-[.H9])/([.G10]-[.G9])" office:value-type="float" office:value="19" calcext:value-type="float">
            <text:p>19,00</text:p>
          </table:table-cell>
          <table:table-cell table:formula="of:=[.H10]-[.I10]*[.G10]" office:value-type="float" office:value="-4518.85" calcext:value-type="float">
            <text:p>-4518,85</text:p>
          </table:table-cell>
          <table:table-cell table:style-name="ce74" table:formula="of:=[.G10]*[.$I$31]+[.$J$31]" office:value-type="float" office:value="892.784999999999" calcext:value-type="float">
            <text:p>893</text:p>
          </table:table-cell>
          <table:table-cell table:style-name="ce3" table:formula="of:=([.H10]-[.K10])*([.H10]-[.K10])" office:value-type="float" office:value="163.456224999973" calcext:value-type="float">
            <text:p>163,456224999973</text:p>
          </table:table-cell>
          <table:table-cell table:style-name="ce3" table:formula="of:=([.H10]-[.K10])*([.H10]-[.K10])" office:value-type="float" office:value="163.456224999973" calcext:value-type="float">
            <text:p>163,456224999973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table:formula="of:=[.F11]+273.15" office:value-type="float" office:value="285.15" calcext:value-type="float">
            <text:p>285,15</text:p>
          </table:table-cell>
          <table:table-cell table:style-name="ce3" office:value-type="float" office:value="910" calcext:value-type="float">
            <text:p>910</text:p>
          </table:table-cell>
          <table:table-cell table:formula="of:=([.H11]-[.H10])/([.G11]-[.G10])" office:value-type="float" office:value="30" calcext:value-type="float">
            <text:p>30,00</text:p>
          </table:table-cell>
          <table:table-cell table:formula="of:=[.H11]-[.I11]*[.G11]" office:value-type="float" office:value="-7644.5" calcext:value-type="float">
            <text:p>-7644,50</text:p>
          </table:table-cell>
          <table:table-cell table:style-name="ce74" table:formula="of:=[.G11]*[.$I$31]+[.$J$31]" office:value-type="float" office:value="920.684999999999" calcext:value-type="float">
            <text:p>921</text:p>
          </table:table-cell>
          <table:table-cell table:style-name="ce3" table:formula="of:=([.H11]-[.K11])*([.H11]-[.K11])" office:value-type="float" office:value="114.16922499997" calcext:value-type="float">
            <text:p>114,16922499997</text:p>
          </table:table-cell>
          <table:table-cell table:style-name="ce3" table:formula="of:=([.H11]-[.K11])*([.H11]-[.K11])" office:value-type="float" office:value="114.16922499997" calcext:value-type="float">
            <text:p>114,1692249999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table:formula="of:=[.F12]+273.15" office:value-type="float" office:value="286.15" calcext:value-type="float">
            <text:p>286,15</text:p>
          </table:table-cell>
          <table:table-cell table:style-name="ce3" office:value-type="float" office:value="934" calcext:value-type="float">
            <text:p>934</text:p>
          </table:table-cell>
          <table:table-cell table:formula="of:=([.H12]-[.H11])/([.G12]-[.G11])" office:value-type="float" office:value="24" calcext:value-type="float">
            <text:p>24,00</text:p>
          </table:table-cell>
          <table:table-cell table:formula="of:=[.H12]-[.I12]*[.G12]" office:value-type="float" office:value="-5933.6" calcext:value-type="float">
            <text:p>-5933,60</text:p>
          </table:table-cell>
          <table:table-cell table:style-name="ce74" table:formula="of:=[.G12]*[.$I$31]+[.$J$31]" office:value-type="float" office:value="948.584999999999" calcext:value-type="float">
            <text:p>949</text:p>
          </table:table-cell>
          <table:table-cell table:style-name="ce3" table:formula="of:=([.H12]-[.K12])*([.H12]-[.K12])" office:value-type="float" office:value="212.722224999975" calcext:value-type="float">
            <text:p>212,722224999975</text:p>
          </table:table-cell>
          <table:table-cell table:style-name="ce3" table:formula="of:=([.H12]-[.K12])*([.H12]-[.K12])" office:value-type="float" office:value="212.722224999975" calcext:value-type="float">
            <text:p>212,72222499997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table:formula="of:=[.F13]+273.15" office:value-type="float" office:value="287.15" calcext:value-type="float">
            <text:p>287,15</text:p>
          </table:table-cell>
          <table:table-cell table:style-name="ce3" office:value-type="float" office:value="968" calcext:value-type="float">
            <text:p>968</text:p>
          </table:table-cell>
          <table:table-cell table:formula="of:=([.H13]-[.H12])/([.G13]-[.G12])" office:value-type="float" office:value="34" calcext:value-type="float">
            <text:p>34,00</text:p>
          </table:table-cell>
          <table:table-cell table:formula="of:=[.H13]-[.I13]*[.G13]" office:value-type="float" office:value="-8795.1" calcext:value-type="float">
            <text:p>-8795,10</text:p>
          </table:table-cell>
          <table:table-cell table:style-name="ce74" table:formula="of:=[.G13]*[.$I$31]+[.$J$31]" office:value-type="float" office:value="976.484999999999" calcext:value-type="float">
            <text:p>976</text:p>
          </table:table-cell>
          <table:table-cell table:style-name="ce3" table:formula="of:=([.H13]-[.K13])*([.H13]-[.K13])" office:value-type="float" office:value="71.995224999979" calcext:value-type="float">
            <text:p>71,995224999979</text:p>
          </table:table-cell>
          <table:table-cell table:style-name="ce3" table:formula="of:=([.H13]-[.K13])*([.H13]-[.K13])" office:value-type="float" office:value="71.995224999979" calcext:value-type="float">
            <text:p>71,995224999979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table:formula="of:=[.F14]+273.15" office:value-type="float" office:value="288.15" calcext:value-type="float">
            <text:p>288,15</text:p>
          </table:table-cell>
          <table:table-cell table:style-name="ce3" office:value-type="float" office:value="987" calcext:value-type="float">
            <text:p>987</text:p>
          </table:table-cell>
          <table:table-cell table:formula="of:=([.H14]-[.H13])/([.G14]-[.G13])" office:value-type="float" office:value="19" calcext:value-type="float">
            <text:p>19,00</text:p>
          </table:table-cell>
          <table:table-cell table:formula="of:=[.H14]-[.I14]*[.G14]" office:value-type="float" office:value="-4487.85" calcext:value-type="float">
            <text:p>-4487,85</text:p>
          </table:table-cell>
          <table:table-cell table:style-name="ce74" table:formula="of:=[.G14]*[.$I$31]+[.$J$31]" office:value-type="float" office:value="1004.385" calcext:value-type="float">
            <text:p>1004</text:p>
          </table:table-cell>
          <table:table-cell table:style-name="ce3" table:formula="of:=([.H14]-[.K14])*([.H14]-[.K14])" office:value-type="float" office:value="302.238224999976" calcext:value-type="float">
            <text:p>302,238224999976</text:p>
          </table:table-cell>
          <table:table-cell table:style-name="ce3" table:formula="of:=([.H14]-[.K14])*([.H14]-[.K14])" office:value-type="float" office:value="302.238224999976" calcext:value-type="float">
            <text:p>302,238224999976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table:formula="of:=[.F15]+273.15" office:value-type="float" office:value="288.65" calcext:value-type="float">
            <text:p>288,65</text:p>
          </table:table-cell>
          <table:table-cell table:style-name="ce3" office:value-type="float" office:value="1009" calcext:value-type="float">
            <text:p>1009</text:p>
          </table:table-cell>
          <table:table-cell table:formula="of:=([.H15]-[.H14])/([.G15]-[.G14])" office:value-type="float" office:value="44" calcext:value-type="float">
            <text:p>44,00</text:p>
          </table:table-cell>
          <table:table-cell table:formula="of:=[.H15]-[.I15]*[.G15]" office:value-type="float" office:value="-11691.6" calcext:value-type="float">
            <text:p>-11691,60</text:p>
          </table:table-cell>
          <table:table-cell table:style-name="ce74" table:formula="of:=[.G15]*[.$I$31]+[.$J$31]" office:value-type="float" office:value="1018.335" calcext:value-type="float">
            <text:p>1018</text:p>
          </table:table-cell>
          <table:table-cell table:style-name="ce3" table:formula="of:=([.H15]-[.K15])*([.H15]-[.K15])" office:value-type="float" office:value="87.1422249999837" calcext:value-type="float">
            <text:p>87,1422249999837</text:p>
          </table:table-cell>
          <table:table-cell table:style-name="ce3" table:formula="of:=([.H15]-[.K15])*([.H15]-[.K15])" office:value-type="float" office:value="87.1422249999837" calcext:value-type="float">
            <text:p>87,1422249999837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table:formula="of:=[.F16]+273.15" office:value-type="float" office:value="289.15" calcext:value-type="float">
            <text:p>289,15</text:p>
          </table:table-cell>
          <table:table-cell table:style-name="ce3" office:value-type="float" office:value="1015" calcext:value-type="float">
            <text:p>1015</text:p>
          </table:table-cell>
          <table:table-cell table:formula="of:=([.H16]-[.H15])/([.G16]-[.G15])" office:value-type="float" office:value="12" calcext:value-type="float">
            <text:p>12,00</text:p>
          </table:table-cell>
          <table:table-cell table:formula="of:=[.H16]-[.I16]*[.G16]" office:value-type="float" office:value="-2454.8" calcext:value-type="float">
            <text:p>-2454,80</text:p>
          </table:table-cell>
          <table:table-cell table:style-name="ce74" table:formula="of:=[.G16]*[.$I$31]+[.$J$31]" office:value-type="float" office:value="1032.285" calcext:value-type="float">
            <text:p>1032</text:p>
          </table:table-cell>
          <table:table-cell table:style-name="ce3" table:formula="of:=([.H16]-[.K16])*([.H16]-[.K16])" office:value-type="float" office:value="298.771224999964" calcext:value-type="float">
            <text:p>298,771224999964</text:p>
          </table:table-cell>
          <table:table-cell table:style-name="ce3" table:formula="of:=([.H16]-[.K16])*([.H16]-[.K16])" office:value-type="float" office:value="298.771224999964" calcext:value-type="float">
            <text:p>298,771224999964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table:formula="of:=[.F17]+273.15" office:value-type="float" office:value="291.15" calcext:value-type="float">
            <text:p>291,15</text:p>
          </table:table-cell>
          <table:table-cell table:style-name="ce3" office:value-type="float" office:value="1077" calcext:value-type="float">
            <text:p>1077</text:p>
          </table:table-cell>
          <table:table-cell table:formula="of:=([.H17]-[.H16])/([.G17]-[.G16])" office:value-type="float" office:value="31" calcext:value-type="float">
            <text:p>31,00</text:p>
          </table:table-cell>
          <table:table-cell table:formula="of:=[.H17]-[.I17]*[.G17]" office:value-type="float" office:value="-7948.65" calcext:value-type="float">
            <text:p>-7948,65</text:p>
          </table:table-cell>
          <table:table-cell table:style-name="ce74" table:formula="of:=[.G17]*[.$I$31]+[.$J$31]" office:value-type="float" office:value="1088.085" calcext:value-type="float">
            <text:p>1088</text:p>
          </table:table-cell>
          <table:table-cell table:style-name="ce3" table:formula="of:=([.H17]-[.K17])*([.H17]-[.K17])" office:value-type="float" office:value="122.877224999981" calcext:value-type="float">
            <text:p>122,877224999981</text:p>
          </table:table-cell>
          <table:table-cell table:style-name="ce3" table:formula="of:=([.H17]-[.K17])*([.H17]-[.K17])" office:value-type="float" office:value="122.877224999981" calcext:value-type="float">
            <text:p>122,877224999981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table:formula="of:=[.F18]+273.15" office:value-type="float" office:value="293.15" calcext:value-type="float">
            <text:p>293,15</text:p>
          </table:table-cell>
          <table:table-cell table:style-name="ce3" office:value-type="float" office:value="1132" calcext:value-type="float">
            <text:p>1132</text:p>
          </table:table-cell>
          <table:table-cell table:formula="of:=([.H18]-[.H17])/([.G18]-[.G17])" office:value-type="float" office:value="27.5" calcext:value-type="float">
            <text:p>27,50</text:p>
          </table:table-cell>
          <table:table-cell table:formula="of:=[.H18]-[.I18]*[.G18]" office:value-type="float" office:value="-6929.625" calcext:value-type="float">
            <text:p>-6929,63</text:p>
          </table:table-cell>
          <table:table-cell table:style-name="ce74" table:formula="of:=[.G18]*[.$I$31]+[.$J$31]" office:value-type="float" office:value="1143.885" calcext:value-type="float">
            <text:p>1144</text:p>
          </table:table-cell>
          <table:table-cell table:style-name="ce3" table:formula="of:=([.H18]-[.K18])*([.H18]-[.K18])" office:value-type="float" office:value="141.253224999984" calcext:value-type="float">
            <text:p>141,253224999984</text:p>
          </table:table-cell>
          <table:table-cell table:style-name="ce3" table:formula="of:=([.H18]-[.K18])*([.H18]-[.K18])" office:value-type="float" office:value="141.253224999984" calcext:value-type="float">
            <text:p>141,253224999984</text:p>
          </table:table-cell>
        </table:table-row>
        <table:table-row table:style-name="ro1"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3" table:formula="of:=[.F19]+273.15" office:value-type="float" office:value="295.15" calcext:value-type="float">
            <text:p>295,15</text:p>
          </table:table-cell>
          <table:table-cell table:style-name="ce3" office:value-type="float" office:value="1190" calcext:value-type="float">
            <text:p>1190</text:p>
          </table:table-cell>
          <table:table-cell table:formula="of:=([.H19]-[.H18])/([.G19]-[.G18])" office:value-type="float" office:value="29" calcext:value-type="float">
            <text:p>29,00</text:p>
          </table:table-cell>
          <table:table-cell table:formula="of:=[.H19]-[.I19]*[.G19]" office:value-type="float" office:value="-7369.35" calcext:value-type="float">
            <text:p>-7369,35</text:p>
          </table:table-cell>
          <table:table-cell table:style-name="ce74" table:formula="of:=[.G19]*[.$I$31]+[.$J$31]" office:value-type="float" office:value="1199.685" calcext:value-type="float">
            <text:p>1200</text:p>
          </table:table-cell>
          <table:table-cell table:style-name="ce3" table:formula="of:=([.H19]-[.K19])*([.H19]-[.K19])" office:value-type="float" office:value="93.7992249999901" calcext:value-type="float">
            <text:p>93,7992249999901</text:p>
          </table:table-cell>
          <table:table-cell table:style-name="ce3" table:formula="of:=([.H19]-[.K19])*([.H19]-[.K19])" office:value-type="float" office:value="93.7992249999901" calcext:value-type="float">
            <text:p>93,7992249999901</text:p>
          </table:table-cell>
        </table:table-row>
        <table:table-row table:style-name="ro1">
          <table:table-cell table:number-columns-repeated="5"/>
          <table:table-cell table:style-name="ce3" office:value-type="float" office:value="24" calcext:value-type="float">
            <text:p>24</text:p>
          </table:table-cell>
          <table:table-cell table:style-name="ce3" table:formula="of:=[.F20]+273.15" office:value-type="float" office:value="297.15" calcext:value-type="float">
            <text:p>297,15</text:p>
          </table:table-cell>
          <table:table-cell table:style-name="ce3" office:value-type="float" office:value="1257" calcext:value-type="float">
            <text:p>1257</text:p>
          </table:table-cell>
          <table:table-cell table:formula="of:=([.H20]-[.H19])/([.G20]-[.G19])" office:value-type="float" office:value="33.5" calcext:value-type="float">
            <text:p>33,50</text:p>
          </table:table-cell>
          <table:table-cell table:formula="of:=[.H20]-[.I20]*[.G20]" office:value-type="float" office:value="-8697.525" calcext:value-type="float">
            <text:p>-8697,53</text:p>
          </table:table-cell>
          <table:table-cell table:style-name="ce74" table:formula="of:=[.G20]*[.$I$31]+[.$J$31]" office:value-type="float" office:value="1255.485" calcext:value-type="float">
            <text:p>1255</text:p>
          </table:table-cell>
          <table:table-cell table:style-name="ce3" table:formula="of:=([.H20]-[.K20])*([.H20]-[.K20])" office:value-type="float" office:value="2.29522500000375" calcext:value-type="float">
            <text:p>2,29522500000375</text:p>
          </table:table-cell>
          <table:table-cell table:style-name="ce3" table:formula="of:=([.H20]-[.K20])*([.H20]-[.K20])" office:value-type="float" office:value="2.29522500000375" calcext:value-type="float">
            <text:p>2,29522500000375</text:p>
          </table:table-cell>
        </table:table-row>
        <table:table-row table:style-name="ro1">
          <table:table-cell table:number-columns-repeated="5"/>
          <table:table-cell table:style-name="ce3" office:value-type="float" office:value="27" calcext:value-type="float">
            <text:p>27</text:p>
          </table:table-cell>
          <table:table-cell table:style-name="ce3" table:formula="of:=[.F21]+273.15" office:value-type="float" office:value="300.15" calcext:value-type="float">
            <text:p>300,15</text:p>
          </table:table-cell>
          <table:table-cell table:style-name="ce3" office:value-type="float" office:value="1337" calcext:value-type="float">
            <text:p>1337</text:p>
          </table:table-cell>
          <table:table-cell table:formula="of:=([.H21]-[.H20])/([.G21]-[.G20])" office:value-type="float" office:value="26.6666666666667" calcext:value-type="float">
            <text:p>26,67</text:p>
          </table:table-cell>
          <table:table-cell table:formula="of:=[.H21]-[.I21]*[.G21]" office:value-type="float" office:value="-6667" calcext:value-type="float">
            <text:p>-6667,00</text:p>
          </table:table-cell>
          <table:table-cell table:style-name="ce74" table:formula="of:=[.G21]*[.$I$31]+[.$J$31]" office:value-type="float" office:value="1339.185" calcext:value-type="float">
            <text:p>1339</text:p>
          </table:table-cell>
          <table:table-cell table:style-name="ce3" table:formula="of:=([.H21]-[.K21])*([.H21]-[.K21])" office:value-type="float" office:value="4.77422499999777" calcext:value-type="float">
            <text:p>4,77422499999777</text:p>
          </table:table-cell>
          <table:table-cell table:style-name="ce3" table:formula="of:=([.H21]-[.K21])*([.H21]-[.K21])" office:value-type="float" office:value="4.77422499999777" calcext:value-type="float">
            <text:p>4,77422499999777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F22]+273.15" office:value-type="float" office:value="304.15" calcext:value-type="float">
            <text:p>304,15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H22]-[.H21])/([.G22]-[.G21])" office:value-type="float" office:value="31.75" calcext:value-type="float">
            <text:p>31,75</text:p>
          </table:table-cell>
          <table:table-cell table:style-name="ce60" table:formula="of:=[.H22]-[.I22]*[.G22]" office:value-type="float" office:value="-8192.7625" calcext:value-type="float">
            <text:p>-8192,76</text:p>
          </table:table-cell>
          <table:table-cell table:style-name="ce73" table:formula="of:=[.G22]*[.$I$31]+[.$J$31]" office:value-type="float" office:value="1450.785" calcext:value-type="float">
            <text:p>1451</text:p>
          </table:table-cell>
          <table:table-cell table:style-name="ce2" table:formula="of:=([.H22]-[.K22])*([.H22]-[.K22])" office:value-type="float" office:value="174.636225000052" calcext:value-type="float">
            <text:p>174,63622500005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F23]+273.15" office:value-type="float" office:value="308.15" calcext:value-type="float">
            <text:p>308,1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H23]-[.H22])/([.G23]-[.G22])" office:value-type="float" office:value="26.5" calcext:value-type="float">
            <text:p>26,50</text:p>
          </table:table-cell>
          <table:table-cell table:style-name="ce60" table:formula="of:=[.H23]-[.I23]*[.G23]" office:value-type="float" office:value="-6595.975" calcext:value-type="float">
            <text:p>-6595,98</text:p>
          </table:table-cell>
          <table:table-cell table:style-name="ce73" table:formula="of:=[.G23]*[.$I$31]+[.$J$31]" office:value-type="float" office:value="1562.385" calcext:value-type="float">
            <text:p>1562</text:p>
          </table:table-cell>
          <table:table-cell table:style-name="ce2" table:formula="of:=([.H23]-[.K23])*([.H23]-[.K23])" office:value-type="float" office:value="57.9882250000244" calcext:value-type="float">
            <text:p>57,9882250000244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F24]+273.15" office:value-type="float" office:value="314.15" calcext:value-type="float">
            <text:p>314,15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H24]-[.H23])/([.G24]-[.G23])" office:value-type="float" office:value="30.5" calcext:value-type="float">
            <text:p>30,50</text:p>
          </table:table-cell>
          <table:table-cell table:style-name="ce60" table:formula="of:=[.H24]-[.I24]*[.G24]" office:value-type="float" office:value="-7828.575" calcext:value-type="float">
            <text:p>-7828,58</text:p>
          </table:table-cell>
          <table:table-cell table:style-name="ce73" table:formula="of:=[.G24]*[.$I$31]+[.$J$31]" office:value-type="float" office:value="1729.785" calcext:value-type="float">
            <text:p>1730</text:p>
          </table:table-cell>
          <table:table-cell table:style-name="ce2" table:formula="of:=([.H24]-[.K24])*([.H24]-[.K24])" office:value-type="float" office:value="538.936225000091" calcext:value-type="float">
            <text:p>538,936225000091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F25]+273.15" office:value-type="float" office:value="325.15" calcext:value-type="float">
            <text:p>325,15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H25]-[.H24])/([.G25]-[.G24])" office:value-type="float" office:value="25.8181818181818" calcext:value-type="float">
            <text:p>25,82</text:p>
          </table:table-cell>
          <table:table-cell table:style-name="ce60" table:formula="of:=[.H25]-[.I25]*[.G25]" office:value-type="float" office:value="-6357.78181818182" calcext:value-type="float">
            <text:p>-6357,78</text:p>
          </table:table-cell>
          <table:table-cell table:style-name="ce73" table:formula="of:=[.G25]*[.$I$31]+[.$J$31]" office:value-type="float" office:value="2036.685" calcext:value-type="float">
            <text:p>2037</text:p>
          </table:table-cell>
          <table:table-cell table:style-name="ce2" table:formula="of:=([.H25]-[.K25])*([.H25]-[.K25])" office:value-type="float" office:value="0.0992250000003209" calcext:value-type="float">
            <text:p>0,0992250000003209</text:p>
          </table:table-cell>
          <table:table-cell table:style-name="ce2"/>
        </table:table-row>
        <table:table-row table:style-name="ro1">
          <table:table-cell table:number-columns-repeated="8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8"/>
          <table:table-cell table:style-name="ce61"/>
          <table:table-cell table:style-name="ce5"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2" table:formula="of:=AVERAGE([.I5:.I27])" office:value-type="float" office:value="26.4667424242424" calcext:value-type="float">
            <text:p>26,467</text:p>
          </table:table-cell>
          <table:table-cell table:style-name="ce8" table:formula="of:=AVERAGE([.J5:.J27])" office:value-type="float" office:value="-6647.01046590909" calcext:value-type="float">
            <text:p>-664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dev:</text:p>
          </table:table-cell>
          <table:table-cell table:style-name="ce111" table:formula="of:=SQRT(AVERAGE([.L5:.L27]))" office:value-type="float" office:value="11.9359236181809" calcext:value-type="float">
            <text:p>11,94</text:p>
          </table:table-cell>
          <table:table-cell table:style-name="ce113" table:formula="of:=SQRT(AVERAGE([.M5:.M27]))" office:value-type="float" office:value="11.1995430023515" calcext:value-type="float">
            <text:p>11,20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 table:number-columns-repeated="2"/>
          <table:table-cell table:style-name="ce1" office:value-type="float" office:value="27.9" calcext:value-type="float">
            <text:p>27,9</text:p>
          </table:table-cell>
          <table:table-cell table:style-name="ce1" office:value-type="float" office:value="-7035" calcext:value-type="float">
            <text:p>-703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26.467" calcext:value-type="float">
            <text:p>26,467</text:p>
          </table:table-cell>
          <table:table-cell office:value-type="float" office:value="-6647" calcext:value-type="float">
            <text:p>-6647</text:p>
          </table:table-cell>
          <table:table-cell office:value-type="float" office:value="36.2" calcext:value-type="float">
            <text:p>36,2</text:p>
          </table:table-cell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float" office:value="27.8" calcext:value-type="float">
            <text:p>27,8</text:p>
          </table:table-cell>
          <table:table-cell office:value-type="float" office:value="-7020" calcext:value-type="float">
            <text:p>-7020</text:p>
          </table:table-cell>
          <table:table-cell office:value-type="float" office:value="16.85" calcext:value-type="float">
            <text:p>16,85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office:value-type="float" office:value="27.9" calcext:value-type="float">
            <text:p>27,9</text:p>
          </table:table-cell>
          <table:table-cell office:value-type="float" office:value="-7035" calcext:value-type="float">
            <text:p>-7035</text:p>
          </table:table-cell>
          <table:table-cell office:value-type="float" office:value="11.94" calcext:value-type="float">
            <text:p>11,94</text:p>
          </table:table-cell>
          <table:table-cell table:style-name="ce2" office:value-type="float" office:value="11.2" calcext:value-type="float">
            <text:p>11,2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8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5"/>
          <table:table-cell table:number-columns-repeated="3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6" calcext:value-type="float">
            <text:p>0,0457142857142856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76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2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57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4" calcext:value-type="float">
            <text:p>0,0535605599513084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38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8" calcext:value-type="float">
            <text:p>0,0524480401729668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04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04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0427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.754cm" svg:height="23.799cm" svg:x="31.884cm" svg:y="1.618cm">
            <draw:object draw:notify-on-update-of-ranges="CLT.F5:CLT.F27 CLT.H5:CLT.H27 CLT.F5:CLT.F27 CLT.K5:CLT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67"/>
        <table:table-column table:style-name="co1" table:default-cell-style-name="ce2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t in K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5]+273.15" office:value-type="float" office:value="274.15" calcext:value-type="float">
            <text:p>274,15</text:p>
          </table:table-cell>
          <table:table-cell office:value-type="float" office:value="676" calcext:value-type="float">
            <text:p>676</text:p>
          </table:table-cell>
          <table:table-cell table:style-name="ce68"/>
          <table:table-cell/>
          <table:table-cell table:style-name="ce70" table:formula="of:=[.G5]*[.$I$31]+[.$J$31]" office:value-type="float" office:value="639.124999999999" calcext:value-type="float">
            <text:p>639</text:p>
          </table:table-cell>
          <table:table-cell table:style-name="ce69" table:formula="of:=([.H5]-[.K5])*([.H5]-[.K5])" office:value-type="float" office:value="1359.76562500007" calcext:value-type="float">
            <text:p>1359,7656250000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F6]+273.15" office:value-type="float" office:value="275.15" calcext:value-type="float">
            <text:p>275,15</text:p>
          </table:table-cell>
          <table:table-cell office:value-type="float" office:value="691" calcext:value-type="float">
            <text:p>691</text:p>
          </table:table-cell>
          <table:table-cell table:style-name="ce68" table:formula="of:=([.H6]-[.H5])/([.G6]-[.G5])" office:value-type="float" office:value="15" calcext:value-type="float">
            <text:p>15,00</text:p>
          </table:table-cell>
          <table:table-cell table:formula="of:=[.H6]-[.I6]*[.G6]" office:value-type="float" office:value="-3436.25" calcext:value-type="float">
            <text:p>-3436,25</text:p>
          </table:table-cell>
          <table:table-cell table:style-name="ce70" table:formula="of:=[.G6]*[.$I$31]+[.$J$31]" office:value-type="float" office:value="666.624999999999" calcext:value-type="float">
            <text:p>667</text:p>
          </table:table-cell>
          <table:table-cell table:style-name="ce69" table:formula="of:=([.H6]-[.K6])*([.H6]-[.K6])" office:value-type="float" office:value="594.140625000044" calcext:value-type="float">
            <text:p>594,140625000044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7]+273.15" office:value-type="float" office:value="279.15" calcext:value-type="float">
            <text:p>279,15</text:p>
          </table:table-cell>
          <table:table-cell office:value-type="float" office:value="802" calcext:value-type="float">
            <text:p>802</text:p>
          </table:table-cell>
          <table:table-cell table:style-name="ce68" table:formula="of:=([.H7]-[.H6])/([.G7]-[.G6])" office:value-type="float" office:value="27.75" calcext:value-type="float">
            <text:p>27,75</text:p>
          </table:table-cell>
          <table:table-cell table:formula="of:=[.H7]-[.I7]*[.G7]" office:value-type="float" office:value="-6944.4125" calcext:value-type="float">
            <text:p>-6944,4125</text:p>
          </table:table-cell>
          <table:table-cell table:style-name="ce70" table:formula="of:=[.G7]*[.$I$31]+[.$J$31]" office:value-type="float" office:value="776.624999999999" calcext:value-type="float">
            <text:p>777</text:p>
          </table:table-cell>
          <table:table-cell table:style-name="ce69" table:formula="of:=([.H7]-[.K7])*([.H7]-[.K7])" office:value-type="float" office:value="643.890625000046" calcext:value-type="float">
            <text:p>643,89062500004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8]+273.15" office:value-type="float" office:value="282.15" calcext:value-type="float">
            <text:p>282,15</text:p>
          </table:table-cell>
          <table:table-cell office:value-type="float" office:value="882" calcext:value-type="float">
            <text:p>882</text:p>
          </table:table-cell>
          <table:table-cell table:style-name="ce68" table:formula="of:=([.H8]-[.H7])/([.G8]-[.G7])" office:value-type="float" office:value="26.6666666666667" calcext:value-type="float">
            <text:p>26,67</text:p>
          </table:table-cell>
          <table:table-cell table:formula="of:=[.H8]-[.I8]*[.G8]" office:value-type="float" office:value="-6642" calcext:value-type="float">
            <text:p>-6642</text:p>
          </table:table-cell>
          <table:table-cell table:style-name="ce70" table:formula="of:=[.G8]*[.$I$31]+[.$J$31]" office:value-type="float" office:value="859.124999999999" calcext:value-type="float">
            <text:p>859</text:p>
          </table:table-cell>
          <table:table-cell table:style-name="ce69" table:formula="of:=([.H8]-[.K8])*([.H8]-[.K8])" office:value-type="float" office:value="523.265625000042" calcext:value-type="float">
            <text:p>523,265625000042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9]+273.15" office:value-type="float" office:value="287.15" calcext:value-type="float">
            <text:p>287,15</text:p>
          </table:table-cell>
          <table:table-cell office:value-type="float" office:value="1000" calcext:value-type="float">
            <text:p>1000</text:p>
          </table:table-cell>
          <table:table-cell table:style-name="ce68" table:formula="of:=([.H9]-[.H8])/([.G9]-[.G8])" office:value-type="float" office:value="23.6" calcext:value-type="float">
            <text:p>23,60</text:p>
          </table:table-cell>
          <table:table-cell table:formula="of:=[.H9]-[.I9]*[.G9]" office:value-type="float" office:value="-5776.74" calcext:value-type="float">
            <text:p>-5776,74</text:p>
          </table:table-cell>
          <table:table-cell table:style-name="ce70" table:formula="of:=[.G9]*[.$I$31]+[.$J$31]" office:value-type="float" office:value="996.624999999999" calcext:value-type="float">
            <text:p>997</text:p>
          </table:table-cell>
          <table:table-cell table:style-name="ce69" table:formula="of:=([.H9]-[.K9])*([.H9]-[.K9])" office:value-type="float" office:value="11.3906250000061" calcext:value-type="float">
            <text:p>11,3906250000061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F10]+273.15" office:value-type="float" office:value="291.15" calcext:value-type="float">
            <text:p>291,15</text:p>
          </table:table-cell>
          <table:table-cell office:value-type="float" office:value="1111" calcext:value-type="float">
            <text:p>1111</text:p>
          </table:table-cell>
          <table:table-cell table:style-name="ce68" table:formula="of:=([.H10]-[.H9])/([.G10]-[.G9])" office:value-type="float" office:value="27.75" calcext:value-type="float">
            <text:p>27,75</text:p>
          </table:table-cell>
          <table:table-cell table:formula="of:=[.H10]-[.I10]*[.G10]" office:value-type="float" office:value="-6968.4125" calcext:value-type="float">
            <text:p>-6968,4125</text:p>
          </table:table-cell>
          <table:table-cell table:style-name="ce70" table:formula="of:=[.G10]*[.$I$31]+[.$J$31]" office:value-type="float" office:value="1106.625" calcext:value-type="float">
            <text:p>1107</text:p>
          </table:table-cell>
          <table:table-cell table:style-name="ce69" table:formula="of:=([.H10]-[.K10])*([.H10]-[.K10])" office:value-type="float" office:value="19.140625000008" calcext:value-type="float">
            <text:p>19,140625000008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F11]+273.15" office:value-type="float" office:value="295.15" calcext:value-type="float">
            <text:p>295,15</text:p>
          </table:table-cell>
          <table:table-cell office:value-type="float" office:value="1260" calcext:value-type="float">
            <text:p>1260</text:p>
          </table:table-cell>
          <table:table-cell table:style-name="ce68" table:formula="of:=([.H11]-[.H10])/([.G11]-[.G10])" office:value-type="float" office:value="37.25" calcext:value-type="float">
            <text:p>37,25</text:p>
          </table:table-cell>
          <table:table-cell table:formula="of:=[.H11]-[.I11]*[.G11]" office:value-type="float" office:value="-9734.3375" calcext:value-type="float">
            <text:p>-9734,3375</text:p>
          </table:table-cell>
          <table:table-cell table:style-name="ce70" table:formula="of:=[.G11]*[.$I$31]+[.$J$31]" office:value-type="float" office:value="1216.625" calcext:value-type="float">
            <text:p>1217</text:p>
          </table:table-cell>
          <table:table-cell table:style-name="ce69" table:formula="of:=([.H11]-[.K11])*([.H11]-[.K11])" office:value-type="float" office:value="1881.39062500008" calcext:value-type="float">
            <text:p>1881,39062500008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12]+273.15" office:value-type="float" office:value="298.15" calcext:value-type="float">
            <text:p>298,15</text:p>
          </table:table-cell>
          <table:table-cell office:value-type="float" office:value="1334" calcext:value-type="float">
            <text:p>1334</text:p>
          </table:table-cell>
          <table:table-cell table:style-name="ce68" table:formula="of:=([.H12]-[.H11])/([.G12]-[.G11])" office:value-type="float" office:value="24.6666666666667" calcext:value-type="float">
            <text:p>24,67</text:p>
          </table:table-cell>
          <table:table-cell table:formula="of:=[.H12]-[.I12]*[.G12]" office:value-type="float" office:value="-6020.36666666667" calcext:value-type="float">
            <text:p>-6020,36666666667</text:p>
          </table:table-cell>
          <table:table-cell table:style-name="ce70" table:formula="of:=[.G12]*[.$I$31]+[.$J$31]" office:value-type="float" office:value="1299.125" calcext:value-type="float">
            <text:p>1299</text:p>
          </table:table-cell>
          <table:table-cell table:style-name="ce69" table:formula="of:=([.H12]-[.K12])*([.H12]-[.K12])" office:value-type="float" office:value="1216.265625" calcext:value-type="float">
            <text:p>1216,265625</text:p>
          </table:table-cell>
          <table:table-cell table:style-name="ce69"/>
        </table:table-row>
        <table:table-row table:style-name="ro1">
          <table:table-cell table:number-columns-repeated="5"/>
          <table:table-cell table:style-name="ce3" office:value-type="float" office:value="32" calcext:value-type="float">
            <text:p>32</text:p>
          </table:table-cell>
          <table:table-cell table:style-name="ce3" table:formula="of:=[.F13]+273.15" office:value-type="float" office:value="305.15" calcext:value-type="float">
            <text:p>305,15</text:p>
          </table:table-cell>
          <table:table-cell table:style-name="ce3" office:value-type="float" office:value="1502" calcext:value-type="float">
            <text:p>1502</text:p>
          </table:table-cell>
          <table:table-cell table:style-name="ce64" table:formula="of:=([.H13]-[.H12])/([.G13]-[.G12])" office:value-type="float" office:value="24" calcext:value-type="float">
            <text:p>24,00</text:p>
          </table:table-cell>
          <table:table-cell table:style-name="ce6" table:formula="of:=[.H13]-[.I13]*[.G13]" office:value-type="float" office:value="-5821.6" calcext:value-type="float">
            <text:p>-5821,6</text:p>
          </table:table-cell>
          <table:table-cell table:style-name="ce11" table:formula="of:=[.G13]*[.$I$31]+[.$J$31]" office:value-type="float" office:value="1491.625" calcext:value-type="float">
            <text:p>1492</text:p>
          </table:table-cell>
          <table:table-cell table:style-name="ce6" table:formula="of:=([.H13]-[.K13])*([.H13]-[.K13])" office:value-type="float" office:value="107.640625" calcext:value-type="float">
            <text:p>107,640625</text:p>
          </table:table-cell>
          <table:table-cell table:style-name="ce6" table:formula="of:=([.H13]-[.K13])*([.H13]-[.K13])" office:value-type="float" office:value="107.640625" calcext:value-type="float">
            <text:p>107,640625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table:style-name="ce3" table:formula="of:=[.F14]+273.15" office:value-type="float" office:value="316.15" calcext:value-type="float">
            <text:p>316,15</text:p>
          </table:table-cell>
          <table:table-cell table:style-name="ce3" office:value-type="float" office:value="1811" calcext:value-type="float">
            <text:p>1811</text:p>
          </table:table-cell>
          <table:table-cell table:style-name="ce64" table:formula="of:=([.H14]-[.H13])/([.G14]-[.G13])" office:value-type="float" office:value="28.0909090909091" calcext:value-type="float">
            <text:p>28,09</text:p>
          </table:table-cell>
          <table:table-cell table:style-name="ce6" table:formula="of:=[.H14]-[.I14]*[.G14]" office:value-type="float" office:value="-7069.94090909091" calcext:value-type="float">
            <text:p>-7069,94090909091</text:p>
          </table:table-cell>
          <table:table-cell table:style-name="ce11" table:formula="of:=[.G14]*[.$I$31]+[.$J$31]" office:value-type="float" office:value="1794.125" calcext:value-type="float">
            <text:p>1794</text:p>
          </table:table-cell>
          <table:table-cell table:style-name="ce6" table:formula="of:=([.H14]-[.K14])*([.H14]-[.K14])" office:value-type="float" office:value="284.765625" calcext:value-type="float">
            <text:p>284,765625</text:p>
          </table:table-cell>
          <table:table-cell table:style-name="ce6" table:formula="of:=([.H14]-[.K14])*([.H14]-[.K14])" office:value-type="float" office:value="284.765625" calcext:value-type="float">
            <text:p>284,765625</text:p>
          </table:table-cell>
        </table:table-row>
        <table:table-row table:style-name="ro1">
          <table:table-cell table:number-columns-repeated="5"/>
          <table:table-cell table:style-name="ce3" office:value-type="float" office:value="50.5" calcext:value-type="float">
            <text:p>50,5</text:p>
          </table:table-cell>
          <table:table-cell table:style-name="ce3" table:formula="of:=[.F15]+273.15" office:value-type="float" office:value="323.65" calcext:value-type="float">
            <text:p>323,65</text:p>
          </table:table-cell>
          <table:table-cell table:style-name="ce3" office:value-type="float" office:value="2000" calcext:value-type="float">
            <text:p>2000</text:p>
          </table:table-cell>
          <table:table-cell table:style-name="ce64" table:formula="of:=([.H15]-[.H14])/([.G15]-[.G14])" office:value-type="float" office:value="25.2" calcext:value-type="float">
            <text:p>25,20</text:p>
          </table:table-cell>
          <table:table-cell table:style-name="ce6" table:formula="of:=[.H15]-[.I15]*[.G15]" office:value-type="float" office:value="-6155.98" calcext:value-type="float">
            <text:p>-6155,98</text:p>
          </table:table-cell>
          <table:table-cell table:style-name="ce11" table:formula="of:=[.G15]*[.$I$31]+[.$J$31]" office:value-type="float" office:value="2000.375" calcext:value-type="float">
            <text:p>2000</text:p>
          </table:table-cell>
          <table:table-cell table:style-name="ce6" table:formula="of:=([.H15]-[.K15])*([.H15]-[.K15])" office:value-type="float" office:value="0.140625" calcext:value-type="float">
            <text:p>0,140625</text:p>
          </table:table-cell>
          <table:table-cell table:style-name="ce6" table:formula="of:=([.H15]-[.K15])*([.H15]-[.K15])" office:value-type="float" office:value="0.140625" calcext:value-type="float">
            <text:p>0,140625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table:formula="of:=[.F16]+273.15" office:value-type="float" office:value="333.15" calcext:value-type="float">
            <text:p>333,15</text:p>
          </table:table-cell>
          <table:table-cell table:style-name="ce3" office:value-type="float" office:value="2215" calcext:value-type="float">
            <text:p>2215</text:p>
          </table:table-cell>
          <table:table-cell table:style-name="ce64" table:formula="of:=([.H16]-[.H15])/([.G16]-[.G15])" office:value-type="float" office:value="22.6315789473684" calcext:value-type="float">
            <text:p>22,63</text:p>
          </table:table-cell>
          <table:table-cell table:style-name="ce6" table:formula="of:=[.H16]-[.I16]*[.G16]" office:value-type="float" office:value="-5324.71052631579" calcext:value-type="float">
            <text:p>-5324,71052631579</text:p>
          </table:table-cell>
          <table:table-cell table:style-name="ce11" table:formula="of:=[.G16]*[.$I$31]+[.$J$31]" office:value-type="float" office:value="2261.625" calcext:value-type="float">
            <text:p>2262</text:p>
          </table:table-cell>
          <table:table-cell table:style-name="ce6" table:formula="of:=([.H16]-[.K16])*([.H16]-[.K16])" office:value-type="float" office:value="2173.890625" calcext:value-type="float">
            <text:p>2173,890625</text:p>
          </table:table-cell>
          <table:table-cell table:style-name="ce6" table:formula="of:=([.H16]-[.K16])*([.H16]-[.K16])" office:value-type="float" office:value="2173.890625" calcext:value-type="float">
            <text:p>2173,890625</text:p>
          </table:table-cell>
        </table:table-row>
        <table:table-row table:style-name="ro1">
          <table:table-cell table:number-columns-repeated="5"/>
          <table:table-cell table:style-name="ce3" office:value-type="float" office:value="70.5" calcext:value-type="float">
            <text:p>70,5</text:p>
          </table:table-cell>
          <table:table-cell table:style-name="ce3" table:formula="of:=[.F17]+273.15" office:value-type="float" office:value="343.65" calcext:value-type="float">
            <text:p>343,65</text:p>
          </table:table-cell>
          <table:table-cell table:style-name="ce3" office:value-type="float" office:value="2405" calcext:value-type="float">
            <text:p>2405</text:p>
          </table:table-cell>
          <table:table-cell table:style-name="ce64" table:formula="of:=([.H17]-[.H16])/([.G17]-[.G16])" office:value-type="float" office:value="18.0952380952381" calcext:value-type="float">
            <text:p>18,10</text:p>
          </table:table-cell>
          <table:table-cell table:style-name="ce6" table:formula="of:=[.H17]-[.I17]*[.G17]" office:value-type="float" office:value="-3813.42857142857" calcext:value-type="float">
            <text:p>-3813,42857142857</text:p>
          </table:table-cell>
          <table:table-cell table:style-name="ce11" table:formula="of:=[.G17]*[.$I$31]+[.$J$31]" office:value-type="float" office:value="2550.375" calcext:value-type="float">
            <text:p>2550</text:p>
          </table:table-cell>
          <table:table-cell table:style-name="ce6" table:formula="of:=([.H17]-[.K17])*([.H17]-[.K17])" office:value-type="float" office:value="21133.890625" calcext:value-type="float">
            <text:p>21133,890625</text:p>
          </table:table-cell>
          <table:table-cell table:style-name="ce6" table:formula="of:=([.H17]-[.K17])*([.H17]-[.K17])" office:value-type="float" office:value="21133.890625" calcext:value-type="float">
            <text:p>21133,890625</text:p>
          </table:table-cell>
        </table:table-row>
        <table:table-row table:style-name="ro1">
          <table:table-cell table:number-columns-repeated="5"/>
          <table:table-cell table:style-name="ce3" office:value-type="float" office:value="80.5" calcext:value-type="float">
            <text:p>80,5</text:p>
          </table:table-cell>
          <table:table-cell table:style-name="ce3" table:formula="of:=[.F18]+273.15" office:value-type="float" office:value="353.65" calcext:value-type="float">
            <text:p>353,65</text:p>
          </table:table-cell>
          <table:table-cell table:style-name="ce3" office:value-type="float" office:value="2546" calcext:value-type="float">
            <text:p>2546</text:p>
          </table:table-cell>
          <table:table-cell table:style-name="ce64" table:formula="of:=([.H18]-[.H17])/([.G18]-[.G17])" office:value-type="float" office:value="14.1" calcext:value-type="float">
            <text:p>14,10</text:p>
          </table:table-cell>
          <table:table-cell table:style-name="ce6" table:formula="of:=[.H18]-[.I18]*[.G18]" office:value-type="float" office:value="-2440.465" calcext:value-type="float">
            <text:p>-2440,465</text:p>
          </table:table-cell>
          <table:table-cell table:style-name="ce11" table:formula="of:=[.G18]*[.$I$31]+[.$J$31]" office:value-type="float" office:value="2825.375" calcext:value-type="float">
            <text:p>2825</text:p>
          </table:table-cell>
          <table:table-cell table:style-name="ce6" table:formula="of:=([.H18]-[.K18])*([.H18]-[.K18])" office:value-type="float" office:value="78050.390625" calcext:value-type="float">
            <text:p>78050,390625</text:p>
          </table:table-cell>
          <table:table-cell table:style-name="ce6" table:formula="of:=([.H18]-[.K18])*([.H18]-[.K18])" office:value-type="float" office:value="78050.390625" calcext:value-type="float">
            <text:p>78050,390625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F19]+273.15" office:value-type="float" office:value="364.15" calcext:value-type="float">
            <text:p>364,15</text:p>
          </table:table-cell>
          <table:table-cell office:value-type="float" office:value="2663" calcext:value-type="float">
            <text:p>2663</text:p>
          </table:table-cell>
          <table:table-cell table:style-name="ce68" table:formula="of:=([.H19]-[.H18])/([.G19]-[.G18])" office:value-type="float" office:value="11.1428571428571" calcext:value-type="float">
            <text:p>11,14</text:p>
          </table:table-cell>
          <table:table-cell table:formula="of:=[.H19]-[.I19]*[.G19]" office:value-type="float" office:value="-1394.67142857143" calcext:value-type="float">
            <text:p>-1394,67142857143</text:p>
          </table:table-cell>
          <table:table-cell table:style-name="ce70" table:formula="of:=[.G19]*[.$I$31]+[.$J$31]" office:value-type="float" office:value="3114.125" calcext:value-type="float">
            <text:p>3114</text:p>
          </table:table-cell>
          <table:table-cell table:style-name="ce69" table:formula="of:=([.H19]-[.K19])*([.H19]-[.K19])" office:value-type="float" office:value="203513.765625" calcext:value-type="float">
            <text:p>203513,765625</text:p>
          </table:table-cell>
          <table:table-cell table:style-name="ce69"/>
        </table:table-row>
        <table:table-row table:style-name="ro1" table:number-rows-repeated="8">
          <table:table-cell table:number-columns-repeated="8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" table:formula="of:=AVERAGE([.I5:.I27])" office:value-type="float" office:value="23.2817083292647" calcext:value-type="float">
            <text:p>23</text:p>
          </table:table-cell>
          <table:table-cell table:style-name="ce8" table:formula="of:=AVERAGE([.J5:.J27])" office:value-type="float" office:value="-5538.80825729095" calcext:value-type="float">
            <text:p>-553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QRT(AVERAGE([.L5:.L27]))" office:value-type="float" office:value="144.109619011594" calcext:value-type="float">
            <text:p>144,109619011594</text:p>
          </table:table-cell>
          <table:table-cell table:style-name="ce14" table:formula="of:=SQRT(AVERAGE([.M5:.M27]))" office:value-type="float" office:value="130.224625647379" calcext:value-type="float">
            <text:p>130,224625647379</text:p>
          </table:table-cell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 table:number-columns-repeated="2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-6900" calcext:value-type="float">
            <text:p>-69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-6900" calcext:value-type="float">
            <text:p>-6900</text:p>
          </table:table-cell>
          <table:table-cell table:style-name="ce2" office:value-type="float" office:value="144.1" calcext:value-type="float">
            <text:p>144,1</text:p>
          </table:table-cell>
          <table:table-cell office:value-type="float" office:value="130.22" calcext:value-type="float">
            <text:p>130,22</text:p>
          </table:table-cell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.754cm" svg:height="23.799cm" svg:x="29.82cm" svg:y="1.486c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.754cm" svg:height="23.799cm" svg:x="29.957cm" svg:y="1.353c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.754cm" svg:height="23.799cm" svg:x="27.424cm" svg:y="1.459c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.754cm" svg:height="23.799cm" svg:x="27.424cm" svg:y="1.459c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2" table:style-name="ta1">
        <table:shapes>
          <draw:frame draw:z-index="0" draw:style-name="gr1" draw:text-style-name="P1" svg:width="27.754cm" svg:height="23.799cm" svg:x="27.424cm" svg:y="1.459cm">
            <draw:object draw:notify-on-update-of-ranges="O2.F5:O2.F27 O2.G4:O2.G4 O2.G5:O2.G27 O2.F5:O2.F27 O2.J4:O2.J4 O2.J5:O2.J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 office:value-type="string" calcext:value-type="string">
            <text:p>U_in (V)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4"/>
          <table:table-cell office:value-type="float" office:value="4.99" calcext:value-type="float">
            <text:p>4,99</text:p>
          </table:table-cell>
          <table:table-cell table:style-name="ce105" office:value-type="float" office:value="22.4" calcext:value-type="float">
            <text:p>22,4</text:p>
          </table:table-cell>
          <table:table-cell table:style-name="ce105" office:value-type="float" office:value="3055" calcext:value-type="float">
            <text:p>3055</text:p>
          </table:table-cell>
          <table:table-cell table:style-name="ce108"/>
          <table:table-cell table:style-name="ce105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78" calcext:value-type="float">
            <text:p>4,78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3022" calcext:value-type="float">
            <text:p>3022</text:p>
          </table:table-cell>
          <table:table-cell table:style-name="ce108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52" calcext:value-type="float">
            <text:p>4,5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815" calcext:value-type="float">
            <text:p>2815</text:p>
          </table:table-cell>
          <table:table-cell table:style-name="ce68" table:formula="of:=([.G7]-[.G6])/([.F7]-[.F6])" office:value-type="float" office:value="207" calcext:value-type="float">
            <text:p>207,00</text:p>
          </table:table-cell>
          <table:table-cell table:style-name="ce68" table:formula="of:=[.G7]-[.H7]*[.F7]" office:value-type="float" office:value="-1532" calcext:value-type="float">
            <text:p>-1532,00</text:p>
          </table:table-cell>
          <table:table-cell table:style-name="ce73" table:formula="of:=[.F7]*[.$H$31]+[.$I$31]" office:value-type="float" office:value="2834" calcext:value-type="float">
            <text:p>2834</text:p>
          </table:table-cell>
          <table:table-cell table:style-name="ce67" table:formula="of:=([.G7]-[.J7])^2" office:value-type="float" office:value="361" calcext:value-type="float">
            <text:p>361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style-name="ce67" office:value-type="float" office:value="19.5" calcext:value-type="float">
            <text:p>19,5</text:p>
          </table:table-cell>
          <table:table-cell table:style-name="ce67" office:value-type="float" office:value="2514" calcext:value-type="float">
            <text:p>2514</text:p>
          </table:table-cell>
          <table:table-cell table:style-name="ce68" table:formula="of:=([.G8]-[.G7])/([.F8]-[.F7])" office:value-type="float" office:value="200.666666666667" calcext:value-type="float">
            <text:p>200,67</text:p>
          </table:table-cell>
          <table:table-cell table:style-name="ce68" table:formula="of:=[.G8]-[.H8]*[.F8]" office:value-type="float" office:value="-1399" calcext:value-type="float">
            <text:p>-1399,00</text:p>
          </table:table-cell>
          <table:table-cell table:style-name="ce73" table:formula="of:=[.F8]*[.$H$31]+[.$I$31]" office:value-type="float" office:value="2520.5" calcext:value-type="float">
            <text:p>2521</text:p>
          </table:table-cell>
          <table:table-cell table:style-name="ce67" table:formula="of:=([.G8]-[.J8])^2" office:value-type="float" office:value="42.25" calcext:value-type="float">
            <text:p>42,25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52" calcext:value-type="float">
            <text:p>3,5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193" calcext:value-type="float">
            <text:p>2193</text:p>
          </table:table-cell>
          <table:table-cell table:style-name="ce68" table:formula="of:=([.G9]-[.G8])/([.F9]-[.F8])" office:value-type="float" office:value="214" calcext:value-type="float">
            <text:p>214,00</text:p>
          </table:table-cell>
          <table:table-cell table:style-name="ce68" table:formula="of:=[.G9]-[.H9]*[.F9]" office:value-type="float" office:value="-1659" calcext:value-type="float">
            <text:p>-1659,00</text:p>
          </table:table-cell>
          <table:table-cell table:style-name="ce73" table:formula="of:=[.F9]*[.$H$31]+[.$I$31]" office:value-type="float" office:value="2207" calcext:value-type="float">
            <text:p>2207</text:p>
          </table:table-cell>
          <table:table-cell table:style-name="ce67" table:formula="of:=([.G9]-[.J9])^2" office:value-type="float" office:value="196" calcext:value-type="float">
            <text:p>196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style-name="ce106" office:value-type="float" office:value="16.5" calcext:value-type="float">
            <text:p>16,5</text:p>
          </table:table-cell>
          <table:table-cell table:style-name="ce106" office:value-type="float" office:value="1898" calcext:value-type="float">
            <text:p>1898</text:p>
          </table:table-cell>
          <table:table-cell table:style-name="ce109" table:formula="of:=([.G10]-[.G9])/([.F10]-[.F9])" office:value-type="float" office:value="196.666666666667" calcext:value-type="float">
            <text:p>196,67</text:p>
          </table:table-cell>
          <table:table-cell table:style-name="ce109" table:formula="of:=[.G10]-[.H10]*[.F10]" office:value-type="float" office:value="-1347" calcext:value-type="float">
            <text:p>-1347,00</text:p>
          </table:table-cell>
          <table:table-cell table:style-name="ce73" table:formula="of:=[.F10]*[.$H$31]+[.$I$31]" office:value-type="float" office:value="1893.5" calcext:value-type="float">
            <text:p>1894</text:p>
          </table:table-cell>
          <table:table-cell table:style-name="ce67" table:formula="of:=([.G10]-[.J10])^2" office:value-type="float" office:value="20.25" calcext:value-type="float">
            <text:p>20,25</text:p>
          </table:table-cell>
          <table:table-cell table:style-name="ce112" table:formula="of:=([.G10]-[.J10])^2" office:value-type="float" office:value="20.25" calcext:value-type="float">
            <text:p>20,25</text:p>
          </table:table-cell>
        </table:table-row>
        <table:table-row table:style-name="ro1">
          <table:table-cell table:number-columns-repeated="4"/>
          <table:table-cell office:value-type="float" office:value="2.86" calcext:value-type="float">
            <text:p>2,86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81" calcext:value-type="float">
            <text:p>1781</text:p>
          </table:table-cell>
          <table:table-cell table:style-name="ce109" table:formula="of:=([.G11]-[.G10])/([.F11]-[.F10])" office:value-type="float" office:value="234" calcext:value-type="float">
            <text:p>234,00</text:p>
          </table:table-cell>
          <table:table-cell table:style-name="ce109" table:formula="of:=[.G11]-[.H11]*[.F11]" office:value-type="float" office:value="-1963" calcext:value-type="float">
            <text:p>-1963,00</text:p>
          </table:table-cell>
          <table:table-cell table:style-name="ce73" table:formula="of:=[.F11]*[.$H$31]+[.$I$31]" office:value-type="float" office:value="1789" calcext:value-type="float">
            <text:p>1789</text:p>
          </table:table-cell>
          <table:table-cell table:style-name="ce67" table:formula="of:=([.G11]-[.J11])^2" office:value-type="float" office:value="64" calcext:value-type="float">
            <text:p>64</text:p>
          </table:table-cell>
          <table:table-cell table:style-name="ce112" table:formula="of:=([.G11]-[.J11])^2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2.54" calcext:value-type="float">
            <text:p>2,5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587" calcext:value-type="float">
            <text:p>1587</text:p>
          </table:table-cell>
          <table:table-cell table:style-name="ce109" table:formula="of:=([.G12]-[.G11])/([.F12]-[.F11])" office:value-type="float" office:value="194" calcext:value-type="float">
            <text:p>194,00</text:p>
          </table:table-cell>
          <table:table-cell table:style-name="ce109" table:formula="of:=[.G12]-[.H12]*[.F12]" office:value-type="float" office:value="-1323" calcext:value-type="float">
            <text:p>-1323,00</text:p>
          </table:table-cell>
          <table:table-cell table:style-name="ce73" table:formula="of:=[.F12]*[.$H$31]+[.$I$31]" office:value-type="float" office:value="1580" calcext:value-type="float">
            <text:p>1580</text:p>
          </table:table-cell>
          <table:table-cell table:style-name="ce67" table:formula="of:=([.G12]-[.J12])^2" office:value-type="float" office:value="49" calcext:value-type="float">
            <text:p>49</text:p>
          </table:table-cell>
          <table:table-cell table:style-name="ce112" table:formula="of:=([.G12]-[.J12])^2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2.19" calcext:value-type="float">
            <text:p>2,19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365" calcext:value-type="float">
            <text:p>1365</text:p>
          </table:table-cell>
          <table:table-cell table:style-name="ce109" table:formula="of:=([.G13]-[.G12])/([.F13]-[.F12])" office:value-type="float" office:value="222" calcext:value-type="float">
            <text:p>222,00</text:p>
          </table:table-cell>
          <table:table-cell table:style-name="ce109" table:formula="of:=[.G13]-[.H13]*[.F13]" office:value-type="float" office:value="-1743" calcext:value-type="float">
            <text:p>-1743,00</text:p>
          </table:table-cell>
          <table:table-cell table:style-name="ce73" table:formula="of:=[.F13]*[.$H$31]+[.$I$31]" office:value-type="float" office:value="1371" calcext:value-type="float">
            <text:p>1371</text:p>
          </table:table-cell>
          <table:table-cell table:style-name="ce67" table:formula="of:=([.G13]-[.J13])^2" office:value-type="float" office:value="36" calcext:value-type="float">
            <text:p>36</text:p>
          </table:table-cell>
          <table:table-cell table:style-name="ce112" table:formula="of:=([.G13]-[.J13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06" office:value-type="float" office:value="13.4" calcext:value-type="float">
            <text:p>13,4</text:p>
          </table:table-cell>
          <table:table-cell table:style-name="ce106" office:value-type="float" office:value="1246" calcext:value-type="float">
            <text:p>1246</text:p>
          </table:table-cell>
          <table:table-cell table:style-name="ce109" table:formula="of:=([.G14]-[.G13])/([.F14]-[.F13])" office:value-type="float" office:value="198.333333333333" calcext:value-type="float">
            <text:p>198,33</text:p>
          </table:table-cell>
          <table:table-cell table:style-name="ce109" table:formula="of:=[.G14]-[.H14]*[.F14]" office:value-type="float" office:value="-1411.66666666667" calcext:value-type="float">
            <text:p>-1411,67</text:p>
          </table:table-cell>
          <table:table-cell table:style-name="ce73" table:formula="of:=[.F14]*[.$H$31]+[.$I$31]" office:value-type="float" office:value="1245.6" calcext:value-type="float">
            <text:p>1246</text:p>
          </table:table-cell>
          <table:table-cell table:style-name="ce67" table:formula="of:=([.G14]-[.J14])^2" office:value-type="float" office:value="0.160000000000073" calcext:value-type="float">
            <text:p>0,160000000000073</text:p>
          </table:table-cell>
          <table:table-cell table:style-name="ce112" table:formula="of:=([.G14]-[.J14])^2" office:value-type="float" office:value="0.160000000000073" calcext:value-type="float">
            <text:p>0,160000000000073</text:p>
          </table:table-cell>
        </table:table-row>
        <table:table-row table:style-name="ro1">
          <table:table-cell table:number-columns-repeated="4"/>
          <table:table-cell office:value-type="float" office:value="1.71" calcext:value-type="float">
            <text:p>1,71</text:p>
          </table:table-cell>
          <table:table-cell table:style-name="ce106" office:value-type="float" office:value="12.5" calcext:value-type="float">
            <text:p>12,5</text:p>
          </table:table-cell>
          <table:table-cell table:style-name="ce106" office:value-type="float" office:value="1069" calcext:value-type="float">
            <text:p>1069</text:p>
          </table:table-cell>
          <table:table-cell table:style-name="ce109" table:formula="of:=([.G15]-[.G14])/([.F15]-[.F14])" office:value-type="float" office:value="196.666666666667" calcext:value-type="float">
            <text:p>196,67</text:p>
          </table:table-cell>
          <table:table-cell table:style-name="ce109" table:formula="of:=[.G15]-[.H15]*[.F15]" office:value-type="float" office:value="-1389.33333333333" calcext:value-type="float">
            <text:p>-1389,33</text:p>
          </table:table-cell>
          <table:table-cell table:style-name="ce73" table:formula="of:=[.F15]*[.$H$31]+[.$I$31]" office:value-type="float" office:value="1057.5" calcext:value-type="float">
            <text:p>1058</text:p>
          </table:table-cell>
          <table:table-cell table:style-name="ce67" table:formula="of:=([.G15]-[.J15])^2" office:value-type="float" office:value="132.25" calcext:value-type="float">
            <text:p>132,25</text:p>
          </table:table-cell>
          <table:table-cell table:style-name="ce112" table:formula="of:=([.G15]-[.J15])^2" office:value-type="float" office:value="132.25" calcext:value-type="float">
            <text:p>132,2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947" calcext:value-type="float">
            <text:p>947</text:p>
          </table:table-cell>
          <table:table-cell table:style-name="ce109" table:formula="of:=([.G16]-[.G15])/([.F16]-[.F15])" office:value-type="float" office:value="244" calcext:value-type="float">
            <text:p>244,00</text:p>
          </table:table-cell>
          <table:table-cell table:style-name="ce109" table:formula="of:=[.G16]-[.H16]*[.F16]" office:value-type="float" office:value="-1981" calcext:value-type="float">
            <text:p>-1981,00</text:p>
          </table:table-cell>
          <table:table-cell table:style-name="ce73" table:formula="of:=[.F16]*[.$H$31]+[.$I$31]" office:value-type="float" office:value="953" calcext:value-type="float">
            <text:p>953</text:p>
          </table:table-cell>
          <table:table-cell table:style-name="ce67" table:formula="of:=([.G16]-[.J16])^2" office:value-type="float" office:value="36" calcext:value-type="float">
            <text:p>36</text:p>
          </table:table-cell>
          <table:table-cell table:style-name="ce112" table:formula="of:=([.G16]-[.J16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,02</text:p>
          </table:table-cell>
          <table:table-cell table:style-name="ce106" office:value-type="float" office:value="10.5" calcext:value-type="float">
            <text:p>10,5</text:p>
          </table:table-cell>
          <table:table-cell table:style-name="ce106" office:value-type="float" office:value="641" calcext:value-type="float">
            <text:p>641</text:p>
          </table:table-cell>
          <table:table-cell table:style-name="ce109" table:formula="of:=([.G17]-[.G16])/([.F17]-[.F16])" office:value-type="float" office:value="204" calcext:value-type="float">
            <text:p>204,00</text:p>
          </table:table-cell>
          <table:table-cell table:style-name="ce109" table:formula="of:=[.G17]-[.H17]*[.F17]" office:value-type="float" office:value="-1501" calcext:value-type="float">
            <text:p>-1501,00</text:p>
          </table:table-cell>
          <table:table-cell table:style-name="ce73" table:formula="of:=[.F17]*[.$H$31]+[.$I$31]" office:value-type="float" office:value="639.5" calcext:value-type="float">
            <text:p>640</text:p>
          </table:table-cell>
          <table:table-cell table:style-name="ce67" table:formula="of:=([.G17]-[.J17])^2" office:value-type="float" office:value="2.25" calcext:value-type="float">
            <text:p>2,25</text:p>
          </table:table-cell>
          <table:table-cell table:style-name="ce112" table:formula="of:=([.G17]-[.J17])^2" office:value-type="float" office:value="2.25" calcext:value-type="float">
            <text:p>2,25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,5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29" calcext:value-type="float">
            <text:p>329</text:p>
          </table:table-cell>
          <table:table-cell table:style-name="ce68" table:formula="of:=([.G18]-[.G17])/([.F18]-[.F17])" office:value-type="float" office:value="208" calcext:value-type="float">
            <text:p>208,00</text:p>
          </table:table-cell>
          <table:table-cell table:style-name="ce68" table:formula="of:=[.G18]-[.H18]*[.F18]" office:value-type="float" office:value="-1543" calcext:value-type="float">
            <text:p>-1543,00</text:p>
          </table:table-cell>
          <table:table-cell table:style-name="ce73" table:formula="of:=[.F18]*[.$H$31]+[.$I$31]" office:value-type="float" office:value="326" calcext:value-type="float">
            <text:p>326</text:p>
          </table:table-cell>
          <table:table-cell table:style-name="ce67" table:formula="of:=([.G18]-[.J18])^2" office:value-type="float" office:value="9" calcext:value-type="float">
            <text:p>9</text:p>
          </table:table-cell>
          <table:table-cell table:style-name="ce67"/>
        </table:table-row>
        <table:table-row table:style-name="ro1" table:number-rows-repeated="7">
          <table:table-cell table:number-columns-repeated="5"/>
          <table:table-cell table:style-name="ce2" table:number-columns-repeated="2"/>
          <table:table-cell table:style-name="ce60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0"/>
          <table:table-cell table:style-name="ce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1"/>
          <table:table-cell table:style-name="ce5"/>
          <table:table-cell table:style-name="ce1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209.944444444444" calcext:value-type="float">
            <text:p>209,944</text:p>
          </table:table-cell>
          <table:table-cell table:style-name="ce8" table:formula="of:=AVERAGE([.I5:.I27])" office:value-type="float" office:value="-1566" calcext:value-type="float">
            <text:p>-156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30.7922068062684" calcext:value-type="float">
            <text:p>30,79</text:p>
          </table:table-cell>
          <table:table-cell table:style-name="ce113" table:formula="of:=SQRT(SUM([.L5:.L27]))" office:value-type="float" office:value="18.4366482854124" calcext:value-type="float">
            <text:p>18,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555" calcext:value-type="float">
            <text:p>-1555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-1560" calcext:value-type="float">
            <text:p>-1560</text:p>
          </table:table-cell>
          <table:table-cell table:style-name="ce2" office:value-type="float" office:value="30.53" calcext:value-type="float">
            <text:p>30,53</text:p>
          </table:table-cell>
          <table:table-cell table:style-name="ce5" office:value-type="float" office:value="24.27" calcext:value-type="float">
            <text:p>24,2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209" calcext:value-type="float">
            <text:p>209</text:p>
          </table:table-cell>
          <table:table-cell table:style-name="ce107" office:value-type="float" office:value="-1555" calcext:value-type="float">
            <text:p>-1555</text:p>
          </table:table-cell>
          <table:table-cell table:style-name="ce107" office:value-type="float" office:value="30.79" calcext:value-type="float">
            <text:p>30,79</text:p>
          </table:table-cell>
          <table:table-cell table:style-name="ce110" office:value-type="float" office:value="18.44" calcext:value-type="float">
            <text:p>18,4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6" calcext:value-type="float">
            <text:p>-1566</text:p>
          </table:table-cell>
          <table:table-cell table:style-name="ce2" office:value-type="float" office:value="44.15" calcext:value-type="float">
            <text:p>44,15</text:p>
          </table:table-cell>
          <table:table-cell table:style-name="ce5" office:value-type="float" office:value="20.42" calcext:value-type="float">
            <text:p>20,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8" calcext:value-type="float">
            <text:p>-1568</text:p>
          </table:table-cell>
          <table:table-cell table:style-name="ce2" office:value-type="float" office:value="41.1" calcext:value-type="float">
            <text:p>41,1</text:p>
          </table:table-cell>
          <table:table-cell table:style-name="ce5" office:value-type="float" office:value="19.52" calcext:value-type="float">
            <text:p>19,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ar" table:style-name="ta1">
        <table:shapes>
          <draw:frame draw:z-index="0" draw:style-name="gr1" draw:text-style-name="P1" svg:width="27.754cm" svg:height="23.799cm" svg:x="27.424cm" svg:y="1.459cm">
            <draw:object draw:notify-on-update-of-ranges="gear.F5:gear.F27 gear.G4:gear.G4 gear.G5:gear.G27 gear.F5:gear.F27 gear.J4:gear.J4 gear.J5:gear.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3052" calcext:value-type="float">
            <text:p>3052</text:p>
          </table:table-cell>
          <table:table-cell table:style-name="ce68"/>
          <table:table-cell table:style-name="ce67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542" calcext:value-type="float">
            <text:p>2542</text:p>
          </table:table-cell>
          <table:table-cell table:style-name="ce68" table:formula="of:=([.G6]-[.G5])/([.F6]-[.F5])" office:value-type="float" office:value="-510" calcext:value-type="float">
            <text:p>-510,00</text:p>
          </table:table-cell>
          <table:table-cell table:style-name="ce68" table:formula="of:=[.G6]-[.H6]*[.F6]" office:value-type="float" office:value="3052" calcext:value-type="float">
            <text:p>3052,00</text:p>
          </table:table-cell>
          <table:table-cell table:style-name="ce73" table:formula="of:=[.F6]*[.$H$31]+[.$I$31]" office:value-type="float" office:value="2570" calcext:value-type="float">
            <text:p>2570</text:p>
          </table:table-cell>
          <table:table-cell table:style-name="ce67" table:formula="of:=([.G6]-[.J6])^2" office:value-type="float" office:value="784" calcext:value-type="float">
            <text:p>784</text:p>
          </table:table-cell>
          <table:table-cell table:style-name="ce67" table:formula="of:=([.G6]-[.J6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098" calcext:value-type="float">
            <text:p>2098</text:p>
          </table:table-cell>
          <table:table-cell table:style-name="ce68" table:formula="of:=([.G7]-[.G6])/([.F7]-[.F6])" office:value-type="float" office:value="-444" calcext:value-type="float">
            <text:p>-444,00</text:p>
          </table:table-cell>
          <table:table-cell table:style-name="ce68" table:formula="of:=[.G7]-[.H7]*[.F7]" office:value-type="float" office:value="2986" calcext:value-type="float">
            <text:p>2986,00</text:p>
          </table:table-cell>
          <table:table-cell table:style-name="ce73" table:formula="of:=[.F7]*[.$H$31]+[.$I$31]" office:value-type="float" office:value="2070" calcext:value-type="float">
            <text:p>2070</text:p>
          </table:table-cell>
          <table:table-cell table:style-name="ce67" table:formula="of:=([.G7]-[.J7])^2" office:value-type="float" office:value="784" calcext:value-type="float">
            <text:p>784</text:p>
          </table:table-cell>
          <table:table-cell table:style-name="ce67" table:formula="of:=([.G7]-[.J7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55" calcext:value-type="float">
            <text:p>1555</text:p>
          </table:table-cell>
          <table:table-cell table:style-name="ce68" table:formula="of:=([.G8]-[.G7])/([.F8]-[.F7])" office:value-type="float" office:value="-543" calcext:value-type="float">
            <text:p>-543,00</text:p>
          </table:table-cell>
          <table:table-cell table:style-name="ce68" table:formula="of:=[.G8]-[.H8]*[.F8]" office:value-type="float" office:value="3184" calcext:value-type="float">
            <text:p>3184,00</text:p>
          </table:table-cell>
          <table:table-cell table:style-name="ce73" table:formula="of:=[.F8]*[.$H$31]+[.$I$31]" office:value-type="float" office:value="1570" calcext:value-type="float">
            <text:p>1570</text:p>
          </table:table-cell>
          <table:table-cell table:style-name="ce67" table:formula="of:=([.G8]-[.J8])^2" office:value-type="float" office:value="225" calcext:value-type="float">
            <text:p>225</text:p>
          </table:table-cell>
          <table:table-cell table:style-name="ce67" table:formula="of:=([.G8]-[.J8])^2"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91" calcext:value-type="float">
            <text:p>1091</text:p>
          </table:table-cell>
          <table:table-cell table:style-name="ce68" table:formula="of:=([.G9]-[.G8])/([.F9]-[.F8])" office:value-type="float" office:value="-464" calcext:value-type="float">
            <text:p>-464,00</text:p>
          </table:table-cell>
          <table:table-cell table:style-name="ce68" table:formula="of:=[.G9]-[.H9]*[.F9]" office:value-type="float" office:value="2947" calcext:value-type="float">
            <text:p>2947,00</text:p>
          </table:table-cell>
          <table:table-cell table:style-name="ce73" table:formula="of:=[.F9]*[.$H$31]+[.$I$31]" office:value-type="float" office:value="1070" calcext:value-type="float">
            <text:p>1070</text:p>
          </table:table-cell>
          <table:table-cell table:style-name="ce67" table:formula="of:=([.G9]-[.J9])^2" office:value-type="float" office:value="441" calcext:value-type="float">
            <text:p>441</text:p>
          </table:table-cell>
          <table:table-cell table:style-name="ce67" table:formula="of:=([.G9]-[.J9])^2" office:value-type="float" office:value="441" calcext:value-type="float">
            <text:p>441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0" calcext:value-type="float">
            <text:p>570</text:p>
          </table:table-cell>
          <table:table-cell table:style-name="ce68" table:formula="of:=([.G10]-[.G9])/([.F10]-[.F9])" office:value-type="float" office:value="-521" calcext:value-type="float">
            <text:p>-521,00</text:p>
          </table:table-cell>
          <table:table-cell table:style-name="ce68" table:formula="of:=[.G10]-[.H10]*[.F10]" office:value-type="float" office:value="3175" calcext:value-type="float">
            <text:p>3175,00</text:p>
          </table:table-cell>
          <table:table-cell table:style-name="ce73" table:formula="of:=[.F10]*[.$H$31]+[.$I$31]" office:value-type="float" office:value="570" calcext:value-type="float">
            <text:p>570</text:p>
          </table:table-cell>
          <table:table-cell table:style-name="ce67" table:formula="of:=([.G10]-[.J10])^2" office:value-type="float" office:value="0" calcext:value-type="float">
            <text:p>0</text:p>
          </table:table-cell>
          <table:table-cell table:style-name="ce67" table:formula="of:=([.G10]-[.J10])^2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8"/>
          <table:table-cell table:style-name="ce67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72"/>
          <table:table-cell table:style-name="ce69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-496.4" calcext:value-type="float">
            <text:p>-496,400</text:p>
          </table:table-cell>
          <table:table-cell table:style-name="ce8" table:formula="of:=AVERAGE([.I5:.I27])" office:value-type="float" office:value="3068.8" calcext:value-type="float">
            <text:p>3069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47.2652091923859" calcext:value-type="float">
            <text:p>47,27</text:p>
          </table:table-cell>
          <table:table-cell table:style-name="ce113" table:formula="of:=SQRT(SUM([.L5:.L27]))" office:value-type="float" office:value="47.2652091923859" calcext:value-type="float">
            <text:p>47,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3070" calcext:value-type="float">
            <text:p>3070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-500" calcext:value-type="float">
            <text:p>-500</text:p>
          </table:table-cell>
          <table:table-cell table:style-name="ce107" office:value-type="float" office:value="3070" calcext:value-type="float">
            <text:p>3070</text:p>
          </table:table-cell>
          <table:table-cell table:style-name="ce107" office:value-type="float" office:value="47.27" calcext:value-type="float">
            <text:p>47,27</text:p>
          </table:table-cell>
          <table:table-cell table:style-name="ce110" office:value-type="float" office:value="47.27" calcext:value-type="float">
            <text:p>47,2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number-style style:name="N109">
      <number:number number:decimal-places="3" number:min-decimal-places="3" number:min-integer-digits="0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22:22:50.250447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41:08.534277524</meta:creation-date>
    <dc:date>2022-02-09T22:52:58.131507045</dc:date>
    <meta:editing-duration>PT7H18M29S</meta:editing-duration>
    <meta:editing-cycles>149</meta:editing-cycles>
    <meta:generator>LibreOffice/7.2.2.2$Linux_X86_64 LibreOffice_project/20$Build-2</meta:generator>
    <meta:document-statistic meta:table-count="13" meta:cell-count="1561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.F5:TPS_4tx.G27 TPS_4tx.J5:TPS_4tx.J27" svg:x="1.566cm" svg:y="1.867cm" svg:width="22.755cm" svg:height="20.476cm">
          <chart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.G5:TPS_4tx.G27" chart:class="chart:scatter">
            <chart:domain table:cell-range-address="TPS_4tx.F5:TPS_4tx.F27"/>
            <chart:data-point chart:repeated="23"/>
          </chart:series>
          <chart:series chart:style-name="ch10" chart:values-cell-range-address="TPS_4tx.J5:TPS_4tx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PS_4tx.F5:TPS_4tx.F27</svg:desc>
                </draw:g>
              </table:table-cell>
              <table:table-cell office:value-type="float" office:value="NaN">
                <text:p>NaN</text:p>
                <draw:g>
                  <svg:desc>TPS_4tx.G5:TPS_4tx.G27</svg:desc>
                </draw:g>
              </table:table-cell>
              <table:table-cell office:value-type="float" office:value="NaN">
                <text:p>NaN</text:p>
                <draw:g>
                  <svg:desc>TPS_4tx.J5:TPS_4tx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576">
                <text:p>257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975">
                <text:p>197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O2.F5:O2.G27 O2.G4:O2.G4 O2.J4:O2.J27" chart:data-source-has-labels="row" svg:x="1.566cm" svg:y="1.867cm" svg:width="23.84cm" svg:height="20.476cm">
          <chart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O2.G5:O2.G27" chart:label-cell-address="O2.G4:O2.G4" chart:class="chart:scatter">
            <chart:domain table:cell-range-address="O2.F5:O2.F27"/>
            <chart:data-point chart:repeated="23"/>
          </chart:series>
          <chart:series chart:attached-axis="primary-y" chart:style-name="ch12" chart:values-cell-range-address="O2.J5:O2.J27" chart:label-cell-address="O2.J4:O2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O2.G4:O2.G4</svg:desc>
                </draw:g>
              </table:table-cell>
              <table:table-cell office:value-type="string">
                <text:p>Lin</text:p>
                <draw:g>
                  <svg:desc>O2.J4:O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">
                <text:p>22.4</text:p>
                <draw:g>
                  <svg:desc>O2.F5:O2.F27</svg:desc>
                </draw:g>
              </table:table-cell>
              <table:table-cell office:value-type="float" office:value="3055">
                <text:p>3055</text:p>
                <draw:g>
                  <svg:desc>O2.G5:O2.G27</svg:desc>
                </draw:g>
              </table:table-cell>
              <table:table-cell office:value-type="float" office:value="NaN">
                <text:p>NaN</text:p>
                <draw:g>
                  <svg:desc>O2.J5:O2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22">
                <text:p>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815">
                <text:p>281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  <table:table-cell office:value-type="float" office:value="2514">
                <text:p>2514</text:p>
              </table:table-cell>
              <table:table-cell office:value-type="float" office:value="2520.5">
                <text:p>25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193">
                <text:p>2193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1898">
                <text:p>1898</text:p>
              </table:table-cell>
              <table:table-cell office:value-type="float" office:value="1893.5">
                <text:p>18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81">
                <text:p>178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87">
                <text:p>158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65">
                <text:p>136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1246">
                <text:p>1246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1069">
                <text:p>1069</text:p>
              </table:table-cell>
              <table:table-cell office:value-type="float" office:value="1057.5">
                <text:p>10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47">
                <text:p>9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641">
                <text:p>641</text:p>
              </table:table-cell>
              <table:table-cell office:value-type="float" office:value="639.5">
                <text:p>63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gear.F5:gear.G27 gear.G4:gear.G4 gear.J4:gear.J27" chart:data-source-has-labels="row" svg:x="1.566cm" svg:y="1.867cm" svg:width="23.84cm" svg:height="20.476cm">
          <chart:coordinate-region svg:x="2.558cm" svg:y="2.066cm" svg:width="22.754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gear.G5:gear.G27" chart:label-cell-address="gear.G4:gear.G4" chart:class="chart:scatter">
            <chart:domain table:cell-range-address="gear.F5:gear.F27"/>
            <chart:data-point chart:repeated="23"/>
          </chart:series>
          <chart:series chart:attached-axis="primary-y" chart:style-name="ch12" chart:values-cell-range-address="gear.J5:gear.J27" chart:label-cell-address="gear.J4:gear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gear.G4:gear.G4</svg:desc>
                </draw:g>
              </table:table-cell>
              <table:table-cell office:value-type="string">
                <text:p>Lin</text:p>
                <draw:g>
                  <svg:desc>gear.J4:gear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ear.F5:gear.F27</svg:desc>
                </draw:g>
              </table:table-cell>
              <table:table-cell office:value-type="float" office:value="3052">
                <text:p>3052</text:p>
                <draw:g>
                  <svg:desc>gear.G5:gear.G27</svg:desc>
                </draw:g>
              </table:table-cell>
              <table:table-cell office:value-type="float" office:value="NaN">
                <text:p>NaN</text:p>
                <draw:g>
                  <svg:desc>gear.J5:gear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2">
                <text:p>2542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98">
                <text:p>209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55">
                <text:p>15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1">
                <text:p>109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F27 IAT.H4:IAT.H27 IAT.K4:IAT.K27" chart:data-source-has-labels="row" svg:x="1.566cm" svg:y="1.867cm" svg:width="23.84cm" svg:height="20.476cm">
          <chart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H5:IAT.H27" chart:label-cell-address="IAT.H4:IAT.H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K5:IAT.K27" chart:label-cell-address="IAT.K4:IAT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H4:IAT.H4</svg:desc>
                </draw:g>
              </table:table-cell>
              <table:table-cell office:value-type="string">
                <text:p>Lin</text:p>
                <draw:g>
                  <svg:desc>IAT.K4:IAT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H5:IAT.H27</svg:desc>
                </draw:g>
              </table:table-cell>
              <table:table-cell office:value-type="float" office:value="599.834999999999">
                <text:p>599.834999999999</text:p>
                <draw:g>
                  <svg:desc>IAT.K5:IAT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3.784999999999">
                <text:p>613.78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534999999999">
                <text:p>683.534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.484999999999">
                <text:p>697.484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4.884999999999">
                <text:p>864.884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92.784999999999">
                <text:p>892.78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20.684999999999">
                <text:p>920.684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8.584999999999">
                <text:p>948.584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6.484999999999">
                <text:p>976.484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1004.385">
                <text:p>1004.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8.335">
                <text:p>1018.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32.285">
                <text:p>1032.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8.085">
                <text:p>1088.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43.885">
                <text:p>1143.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9.685">
                <text:p>1199.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55.485">
                <text:p>1255.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39.185">
                <text:p>1339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50.785">
                <text:p>1450.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62.385">
                <text:p>1562.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29.785">
                <text:p>1729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36.685">
                <text:p>2036.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903cm" svg:y="11.352cm" style:legend-expansion="high" chart:style-name="ch3"/>
        <chart:plot-area chart:style-name="ch4" table:cell-range-address="CLT.F5:CLT.F27 CLT.H5:CLT.H27 CLT.K5:CLT.K27" svg:x="1.566cm" svg:y="1.867cm" svg:width="22.782cm" svg:height="20.476cm">
          <chart:coordinate-region svg:x="2.558cm" svg:y="2.066cm" svg:width="21.511cm" svg:height="19.63cm"/>
          <chart:axis chart:dimension="x" chart:name="primary-x" chart:style-name="ch5">
            <chart:title svg:x="12.807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H5:CLT.H27" chart:class="chart:scatter">
            <chart:domain table:cell-range-address="CLT.F5:CLT.F27"/>
            <chart:data-point chart:repeated="23"/>
          </chart:series>
          <chart:series chart:style-name="ch11" chart:values-cell-range-address="CLT.K5:CLT.K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H5:CLT.H27</svg:desc>
                </draw:g>
              </table:table-cell>
              <table:table-cell office:value-type="float" office:value="639.124999999999">
                <text:p>639.124999999999</text:p>
                <draw:g>
                  <svg:desc>CLT.K5:CLT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66.624999999999">
                <text:p>666.62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76.624999999999">
                <text:p>776.624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59.124999999999">
                <text:p>859.124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96.624999999999">
                <text:p>996.624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106.625">
                <text:p>1106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16.625">
                <text:p>1216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99.125">
                <text:p>1299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91.625">
                <text:p>149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94.125">
                <text:p>1794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2000.375">
                <text:p>200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61.625">
                <text:p>2261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50.375">
                <text:p>255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25.375">
                <text:p>2825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14.125">
                <text:p>3114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_theo.F5:TPS_4tx_theo.G27 TPS_4tx_theo.J5:TPS_4tx_theo.J27" svg:x="1.566cm" svg:y="1.867cm" svg:width="22.755cm" svg:height="20.476cm">
          <chart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_theo.G5:TPS_4tx_theo.G27" chart:class="chart:scatter">
            <chart:domain table:cell-range-address="TPS_4tx_theo.F5:TPS_4tx_theo.F27"/>
            <chart:data-point chart:repeated="23"/>
          </chart:series>
          <chart:series chart:style-name="ch10" chart:values-cell-range-address="TPS_4tx_theo.J5:TPS_4tx_theo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PS_4tx_theo.F5:TPS_4tx_theo.F27</svg:desc>
                </draw:g>
              </table:table-cell>
              <table:table-cell office:value-type="float" office:value="165">
                <text:p>165</text:p>
                <draw:g>
                  <svg:desc>TPS_4tx_theo.G5:TPS_4tx_theo.G27</svg:desc>
                </draw:g>
              </table:table-cell>
              <table:table-cell office:value-type="float" office:value="150">
                <text:p>150</text:p>
                <draw:g>
                  <svg:desc>TPS_4tx_theo.J5:TPS_4tx_the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31">
                <text:p>5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5">
                <text:p>6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791">
                <text:p>79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47">
                <text:p>154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55">
                <text:p>16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79">
                <text:p>177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41">
                <text:p>194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66">
                <text:p>206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